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78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79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80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81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82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83" style:family="paragraph" style:parent-style-name="Table_20_Contents">
      <style:text-properties fo:font-size="2pt" style:font-size-asian="2pt" style:font-size-complex="2pt"/>
    </style:style>
    <style:style style:name="P284" style:family="paragraph" style:parent-style-name="Table_20_Contents">
      <style:text-properties officeooo:paragraph-rsid="012610c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12610c3"/>
    </style:style>
    <style:style style:name="T21" style:family="text">
      <style:text-properties officeooo:rsid="003bda31"/>
    </style:style>
    <style:style style:name="T22" style:family="text">
      <style:text-properties officeooo:rsid="003d03ac"/>
    </style:style>
    <style:style style:name="T23" style:family="text">
      <style:text-properties officeooo:rsid="003d631a"/>
    </style:style>
    <style:style style:name="T24" style:family="text">
      <style:text-properties officeooo:rsid="00412300"/>
    </style:style>
    <style:style style:name="T25" style:family="text">
      <style:text-properties officeooo:rsid="00487257"/>
    </style:style>
    <style:style style:name="T26" style:family="text">
      <style:text-properties officeooo:rsid="004a972c"/>
    </style:style>
    <style:style style:name="T27" style:family="text">
      <style:text-properties officeooo:rsid="004c4d26"/>
    </style:style>
    <style:style style:name="T28" style:family="text">
      <style:text-properties officeooo:rsid="004cab7e"/>
    </style:style>
    <style:style style:name="T29" style:family="text">
      <style:text-properties officeooo:rsid="004e0bd5"/>
    </style:style>
    <style:style style:name="T30" style:family="text">
      <style:text-properties officeooo:rsid="00534aac"/>
    </style:style>
    <style:style style:name="T31" style:family="text">
      <style:text-properties officeooo:rsid="00566730"/>
    </style:style>
    <style:style style:name="T32" style:family="text">
      <style:text-properties officeooo:rsid="005c52ac"/>
    </style:style>
    <style:style style:name="T33" style:family="text">
      <style:text-properties officeooo:rsid="006223d6"/>
    </style:style>
    <style:style style:name="T34" style:family="text">
      <style:text-properties officeooo:rsid="0062f3a0"/>
    </style:style>
    <style:style style:name="T35" style:family="text">
      <style:text-properties officeooo:rsid="0062fff5"/>
    </style:style>
    <style:style style:name="T36" style:family="text">
      <style:text-properties officeooo:rsid="0065863d"/>
    </style:style>
    <style:style style:name="T37" style:family="text">
      <style:text-properties officeooo:rsid="006a7259"/>
    </style:style>
    <style:style style:name="T38" style:family="text">
      <style:text-properties officeooo:rsid="006db0d5"/>
    </style:style>
    <style:style style:name="T39" style:family="text">
      <style:text-properties officeooo:rsid="0079fa8a"/>
    </style:style>
    <style:style style:name="T40" style:family="text">
      <style:text-properties officeooo:rsid="007a008d"/>
    </style:style>
    <style:style style:name="T41" style:family="text">
      <style:text-properties officeooo:rsid="007a7222"/>
    </style:style>
    <style:style style:name="T42" style:family="text">
      <style:text-properties officeooo:rsid="007e9a24"/>
    </style:style>
    <style:style style:name="T43" style:family="text">
      <style:text-properties officeooo:rsid="0081ea16"/>
    </style:style>
    <style:style style:name="T44" style:family="text">
      <style:text-properties officeooo:rsid="008357db"/>
    </style:style>
    <style:style style:name="T45" style:family="text">
      <style:text-properties officeooo:rsid="00844b9f"/>
    </style:style>
    <style:style style:name="T46" style:family="text">
      <style:text-properties officeooo:rsid="008a55a7"/>
    </style:style>
    <style:style style:name="T47" style:family="text">
      <style:text-properties officeooo:rsid="008c47f9"/>
    </style:style>
    <style:style style:name="T48" style:family="text">
      <style:text-properties officeooo:rsid="008e6d21"/>
    </style:style>
    <style:style style:name="T49" style:family="text">
      <style:text-properties officeooo:rsid="008ffe4b"/>
    </style:style>
    <style:style style:name="T50" style:family="text">
      <style:text-properties officeooo:rsid="0094333f"/>
    </style:style>
    <style:style style:name="T51" style:family="text">
      <style:text-properties officeooo:rsid="00961dde"/>
    </style:style>
    <style:style style:name="T52" style:family="text">
      <style:text-properties officeooo:rsid="00a1cfe9"/>
    </style:style>
    <style:style style:name="T53" style:family="text">
      <style:text-properties officeooo:rsid="00ac243d"/>
    </style:style>
    <style:style style:name="T54" style:family="text">
      <style:text-properties officeooo:rsid="00afbe63"/>
    </style:style>
    <style:style style:name="T55" style:family="text">
      <style:text-properties officeooo:rsid="00b1565f"/>
    </style:style>
    <style:style style:name="T56" style:family="text">
      <style:text-properties officeooo:rsid="00b58e27"/>
    </style:style>
    <style:style style:name="T57" style:family="text">
      <style:text-properties officeooo:rsid="00c55ecc"/>
    </style:style>
    <style:style style:name="T58" style:family="text">
      <style:text-properties officeooo:rsid="00c7b8f7"/>
    </style:style>
    <style:style style:name="T59" style:family="text">
      <style:text-properties officeooo:rsid="00c969c4"/>
    </style:style>
    <style:style style:name="T60" style:family="text">
      <style:text-properties officeooo:rsid="00cbfc96"/>
    </style:style>
    <style:style style:name="T61" style:family="text">
      <style:text-properties officeooo:rsid="00cc934b"/>
    </style:style>
    <style:style style:name="T62" style:family="text">
      <style:text-properties officeooo:rsid="00cca6ca"/>
    </style:style>
    <style:style style:name="T63" style:family="text">
      <style:text-properties officeooo:rsid="00d070d6"/>
    </style:style>
    <style:style style:name="T64" style:family="text">
      <style:text-properties officeooo:rsid="00d52ba0"/>
    </style:style>
    <style:style style:name="T65" style:family="text">
      <style:text-properties officeooo:rsid="00da8dcc"/>
    </style:style>
    <style:style style:name="T66" style:family="text">
      <style:text-properties officeooo:rsid="00ddfb14"/>
    </style:style>
    <style:style style:name="T67" style:family="text">
      <style:text-properties officeooo:rsid="00cc2f69"/>
    </style:style>
    <style:style style:name="T68" style:family="text">
      <style:text-properties officeooo:rsid="00de9fd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dfaf2c" style:font-weight-asian="bold" style:font-weight-complex="bold"/>
    </style:style>
    <style:style style:name="T71" style:family="text">
      <style:text-properties fo:font-weight="bold" officeooo:rsid="00e05e8f" style:font-weight-asian="bold" style:font-weight-complex="bold"/>
    </style:style>
    <style:style style:name="T72" style:family="text">
      <style:text-properties fo:font-weight="bold" officeooo:rsid="00ec0e6c" style:font-weight-asian="bold" style:font-weight-complex="bold"/>
    </style:style>
    <style:style style:name="T73" style:family="text">
      <style:text-properties fo:font-weight="bold" officeooo:rsid="00ec65e2" style:font-weight-asian="bold" style:font-weight-complex="bold"/>
    </style:style>
    <style:style style:name="T74" style:family="text">
      <style:text-properties fo:font-weight="bold" officeooo:rsid="00eb2033" style:font-weight-asian="bold" style:font-weight-complex="bold"/>
    </style:style>
    <style:style style:name="T75" style:family="text">
      <style:text-properties fo:font-weight="bold" officeooo:rsid="00e9fa8d" style:font-weight-asian="bold" style:font-weight-complex="bold"/>
    </style:style>
    <style:style style:name="T76" style:family="text">
      <style:text-properties fo:font-weight="bold" officeooo:rsid="00e86ae3" style:font-weight-asian="bold" style:font-weight-complex="bold"/>
    </style:style>
    <style:style style:name="T77" style:family="text">
      <style:text-properties fo:font-weight="bold" officeooo:rsid="00f5c82b" style:font-weight-asian="bold" style:font-weight-complex="bold"/>
    </style:style>
    <style:style style:name="T78" style:family="text">
      <style:text-properties fo:font-weight="bold" officeooo:rsid="01185088" style:font-weight-asian="bold" style:font-weight-complex="bold"/>
    </style:style>
    <style:style style:name="T79" style:family="text">
      <style:text-properties officeooo:rsid="00dfaf2c"/>
    </style:style>
    <style:style style:name="T80" style:family="text">
      <style:text-properties fo:color="#000000" style:font-name="Liberation Mono" fo:font-size="10pt" style:font-size-asian="10pt" style:font-size-complex="10pt"/>
    </style:style>
    <style:style style:name="T81" style:family="text">
      <style:text-properties officeooo:rsid="00e05e8f"/>
    </style:style>
    <style:style style:name="T82" style:family="text">
      <style:text-properties officeooo:rsid="00e1e472"/>
    </style:style>
    <style:style style:name="T83" style:family="text">
      <style:text-properties officeooo:rsid="00e6ba0d"/>
    </style:style>
    <style:style style:name="T84" style:family="text">
      <style:text-properties officeooo:rsid="00e76c27"/>
    </style:style>
    <style:style style:name="T85" style:family="text">
      <style:text-properties officeooo:rsid="00e86ae3"/>
    </style:style>
    <style:style style:name="T86" style:family="text">
      <style:text-properties officeooo:rsid="00ec0e6c"/>
    </style:style>
    <style:style style:name="T87" style:family="text">
      <style:text-properties officeooo:rsid="00ed6e41"/>
    </style:style>
    <style:style style:name="T88" style:family="text">
      <style:text-properties style:text-line-through-style="solid" style:text-line-through-type="single"/>
    </style:style>
    <style:style style:name="T89" style:family="text">
      <style:text-properties style:text-line-through-style="solid" style:text-line-through-type="single" officeooo:rsid="00ddfb14"/>
    </style:style>
    <style:style style:name="T90" style:family="text">
      <style:text-properties officeooo:rsid="00f06781"/>
    </style:style>
    <style:style style:name="T91" style:family="text">
      <style:text-properties officeooo:rsid="00f37b9b"/>
    </style:style>
    <style:style style:name="T92" style:family="text">
      <style:text-properties officeooo:rsid="00f6e30d"/>
    </style:style>
    <style:style style:name="T93" style:family="text">
      <style:text-properties officeooo:rsid="0103e053"/>
    </style:style>
    <style:style style:name="T94" style:family="text">
      <style:text-properties officeooo:rsid="010abaf6"/>
    </style:style>
    <style:style style:name="T95" style:family="text">
      <style:text-properties officeooo:rsid="010b32eb"/>
    </style:style>
    <style:style style:name="T96" style:family="text">
      <style:text-properties officeooo:rsid="010c7737"/>
    </style:style>
    <style:style style:name="T97" style:family="text">
      <style:text-properties officeooo:rsid="010dfec1"/>
    </style:style>
    <style:style style:name="T98" style:family="text">
      <style:text-properties officeooo:rsid="010fa0ed"/>
    </style:style>
    <style:style style:name="T99" style:family="text">
      <style:text-properties officeooo:rsid="01127561"/>
    </style:style>
    <style:style style:name="T100" style:family="text">
      <style:text-properties officeooo:rsid="01133825"/>
    </style:style>
    <style:style style:name="T101" style:family="text">
      <style:text-properties officeooo:rsid="0113ade5"/>
    </style:style>
    <style:style style:name="T102" style:family="text">
      <style:text-properties officeooo:rsid="0115a26a"/>
    </style:style>
    <style:style style:name="T103" style:family="text">
      <style:text-properties officeooo:rsid="0117a092"/>
    </style:style>
    <style:style style:name="T104" style:family="text">
      <style:text-properties officeooo:rsid="01185088"/>
    </style:style>
    <style:style style:name="T105" style:family="text">
      <style:text-properties officeooo:rsid="0118cac0"/>
    </style:style>
    <style:style style:name="T106" style:family="text">
      <style:text-properties officeooo:rsid="0119a7f9"/>
    </style:style>
    <style:style style:name="T1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officeooo:rsid="011c872f"/>
    </style:style>
    <style:style style:name="T109" style:family="text">
      <style:text-properties officeooo:rsid="011decae"/>
    </style:style>
    <style:style style:name="T110" style:family="text">
      <style:text-properties officeooo:rsid="0121de19"/>
    </style:style>
    <style:style style:name="T111" style:family="text">
      <style:text-properties officeooo:rsid="0123c5bf"/>
    </style:style>
    <style:style style:name="T112" style:family="text">
      <style:text-properties officeooo:rsid="012610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5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4">1</text:span>—011игра</text:p>
      <text:p text:style-name="P11">20<text:span text:style-name="T54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1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1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1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8">(Blue?)</text:span></text:p>
      <text:p text:style-name="P36">0416:0D-&gt;0B</text:p>
      <text:p text:style-name="P37">Medusa'sTower<text:span text:style-name="T29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1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1">3</text:span></text:p>
      <text:p text:style-name="P54">040D:<text:span text:style-name="T41">30-&gt;32</text:span></text:p>
      <text:p text:style-name="P54">0415:00-&gt;09(LightBlue/Black)</text:p>
      <text:p text:style-name="P54">0416:0D-&gt;0B</text:p>
      <text:p text:style-name="P54">DezorianCavern<text:span text:style-name="T41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8">(0)</text:span></text:p>
      <text:p text:style-name="P72">040D:00-&gt;0B</text:p>
      <text:p text:style-name="P72">0415:04-&gt;01(orange/red)</text:p>
      <text:p text:style-name="P70">BayaMalay<text:span text:style-name="T48">(1)</text:span></text:p>
      <text:p text:style-name="P73">040D:0B-&gt;0C</text:p>
      <text:p text:style-name="P71">BayaMalay<text:span text:style-name="T48">(2)</text:span></text:p>
      <text:p text:style-name="P74">040D:0<text:span text:style-name="T50">C</text:span>-&gt;0<text:span text:style-name="T50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1">1</text:span></text:p>
      <text:p text:style-name="P78">040D:0B-&gt;0A</text:p>
      <text:p text:style-name="P69">-<text:span text:style-name="T51">2</text:span></text:p>
      <text:p text:style-name="P78">040D:0A-&gt;09</text:p>
      <text:p text:style-name="P69">-<text:span text:style-name="T51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6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3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5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4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7">7</text:span>:00-&gt;FF—<text:span text:style-name="T27">2</text:span>0AbionWarehouse</text:p>
      <text:p text:style-name="P116">0708:00-&gt;FF-<text:span text:style-name="T30">EmptyMedusa“sTower#1</text:span></text:p>
      <text:p text:style-name="P39">0709:00-&gt;FF<text:span text:style-name="T29">—BurgerMedusa“sTower</text:span>#1</text:p>
      <text:p text:style-name="P117">070A:00-&gt;FF<text:span text:style-name="T29">—</text:span>10<text:span text:style-name="T29">Medusa“sTower#1</text:span></text:p>
      <text:p text:style-name="P38">070B:00-&gt;FF—BurgerMedusa“sTower<text:span text:style-name="T30">#1</text:span></text:p>
      <text:p text:style-name="P2"><text:soft-page-break/></text:p>
      <text:p text:style-name="P117">070D:00-&gt;FF<text:span text:style-name="T29">—</text:span>Escaper<text:span text:style-name="T29">Medusa“sTower#1</text:span></text:p>
      <text:p text:style-name="P118">070E:00-&gt;FF<text:span text:style-name="T29">—</text:span>Flash<text:span text:style-name="T29">Medusa“sTower#1</text:span></text:p>
      <text:p text:style-name="P39">070F:00-&gt;FF-20<text:span text:style-name="T29">Medusa“sTower#</text:span>2</text:p>
      <text:p text:style-name="P39">0710:00-&gt;FF-Cola<text:span text:style-name="T29">Medusa“sTower#</text:span>2</text:p>
      <text:p text:style-name="P117"/>
      <text:p text:style-name="P40">0712:00-&gt;FF<text:span text:style-name="T30">-</text:span>Empty<text:span text:style-name="T30">Medusa“sTower#2</text:span></text:p>
      <text:p text:style-name="P39">0713:00-&gt;FF-10<text:span text:style-name="T29">Medusa“sTower#</text:span>3</text:p>
      <text:p text:style-name="P40">0714:00-&gt;FF<text:span text:style-name="T30">-</text:span>5<text:span text:style-name="T30">Medusa“sTower#3</text:span></text:p>
      <text:p text:style-name="P41">0715:00-&gt;FF<text:span text:style-name="T30">-EmptyMedusa“sTower#4</text:span></text:p>
      <text:p text:style-name="P41">0716:00-&gt;FF<text:span text:style-name="T30">-</text:span>Burger<text:span text:style-name="T30">Medusa“sTower#4</text:span></text:p>
      <text:p text:style-name="P41"/>
      <text:p text:style-name="P40">0719:00-&gt;FF<text:span text:style-name="T30">-</text:span>35<text:span text:style-name="T30">Medusa“sTower#</text:span>4</text:p>
      <text:p text:style-name="P117"/>
      <text:p text:style-name="P41">071C:00-&gt;FF<text:span text:style-name="T30">-10Medusa“sTower#</text:span>4</text:p>
      <text:p text:style-name="P41">071A:00-&gt;FF<text:span text:style-name="T30">-EmptyMedusa“sTower#4</text:span></text:p>
      <text:p text:style-name="P41"/>
      <text:p text:style-name="P42">071D:00-&gt;FF<text:span text:style-name="T30">-</text:span>Burger<text:span text:style-name="T30">Medusa“sTower#</text:span>5</text:p>
      <text:p text:style-name="P42">0720:00-&gt;FF<text:span text:style-name="T30">-EmptyMedusa“sTower#</text:span>5</text:p>
      <text:p text:style-name="P74">0721:00-&gt;FF—Burger<text:span text:style-name="T49">BayaMalay#-3</text:span></text:p>
      <text:p text:style-name="P119">0722:00-&gt;FF-50<text:span text:style-name="T49">BayaMalay#-</text:span>3</text:p>
      <text:p text:style-name="P119">0723:00-&gt;FF-<text:span text:style-name="T49">EmptyBayaMalay#-</text:span>3</text:p>
      <text:p text:style-name="P43">0724:00-&gt;FF<text:span text:style-name="T31">-</text:span>Cola<text:span text:style-name="T31">Medusa“sTower#</text:span>7</text:p>
      <text:p text:style-name="P78">0725:00-&gt;FF-Burger<text:span text:style-name="T48">BayaMalay#-</text:span>2</text:p>
      <text:p text:style-name="P78">0726:00-&gt;FF—MagicLamp<text:span text:style-name="T48">BayaMalay#-</text:span>2</text:p>
      <text:p text:style-name="P43">0727:00-&gt;FF<text:span text:style-name="T31">-EmptyMedusa“sTower#</text:span>8</text:p>
      <text:p text:style-name="P120">0728:00-&gt;FF<text:span text:style-name="T49">-</text:span>Cola<text:span text:style-name="T49">BayaMalay#-1</text:span></text:p>
      <text:p text:style-name="P121">0729:00-&gt;FF-500<text:span text:style-name="T48">BayaMalay#-</text:span>1</text:p>
      <text:p text:style-name="P78">072A:00-&gt;FF<text:span text:style-name="T49">-500BayaMalay#-1</text:span></text:p>
      <text:p text:style-name="P78">072B:00-&gt;FF<text:span text:style-name="T49">-</text:span>Escaper<text:span text:style-name="T49">BayaMalay#-1</text:span></text:p>
      <text:p text:style-name="P119">072C:00-&gt;FF<text:span text:style-name="T49">-EmptyBayaMalay#-1</text:span></text:p>
      <text:p text:style-name="P72">072D:00-&gt;FF—ShortSwordBayaMalay#0</text:p>
      <text:p text:style-name="P120">072E:00-&gt;FF<text:span text:style-name="T49">—</text:span>LightSaber<text:span text:style-name="T49">BayaMalay#0</text:span></text:p>
      <text:p text:style-name="P121">072F:00-&gt;FF—Burger<text:span text:style-name="T48">BayaMalay#</text:span>0</text:p>
      <text:p text:style-name="P77">0730:00-&gt;FF—IronSword<text:span text:style-name="T49">BayaMalay#0</text:span></text:p>
      <text:p text:style-name="P77">0731:00-&gt;FF—MagicKey<text:span text:style-name="T48">BayaMalay#</text:span>1</text:p>
      <text:p text:style-name="P122">0732:00-&gt;FF<text:span text:style-name="T50">—</text:span>20<text:span text:style-name="T50">BayaMalay#1</text:span></text:p>
      <text:p text:style-name="P122"/>
      <text:p text:style-name="P77">0734:00-&gt;FF—100<text:span text:style-name="T48">BayaMalay#</text:span>2</text:p>
      <text:p text:style-name="P77">0735:00-&gt;FF—IronAxe<text:span text:style-name="T48">BayaMalay#</text:span>2</text:p>
      <text:p text:style-name="P75">0736:00-&gt;FF<text:span text:style-name="T50">—</text:span>Empty<text:span text:style-name="T50">BayaMalay#2</text:span></text:p>
      <text:p text:style-name="P75"/>
      <text:p text:style-name="P77">0738:00-&gt;FF—Empty<text:span text:style-name="T48">BayaMalay#</text:span>2</text:p>
      <text:p text:style-name="P76">0739:00-&gt;FF<text:span text:style-name="T48">—</text:span>Burger<text:span text:style-name="T48">BayaMalay#3</text:span></text:p>
      <text:p text:style-name="P76">073A:00-&gt;FF<text:span text:style-name="T48">—EmptyBayaMalay#3</text:span></text:p>
      <text:p text:style-name="P76">073B:00-&gt;FF<text:span text:style-name="T48">—</text:span>Burger<text:span text:style-name="T48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6">BortevoPassage</text:span></text:p>
      <text:p text:style-name="P33">0754:00-&gt;FFEmptyBortevoPassage</text:p>
      <text:p text:style-name="P123">0755:00-&gt;FFFlash<text:span text:style-name="T26">BortevoPassage</text:span></text:p>
      <text:p text:style-name="P33">0756:00-&gt;FFEscaperBortevoPassage</text:p>
      <text:p text:style-name="P124">0757:00-&gt;FF20<text:span text:style-name="T34">ForgottenTower#</text:span>1</text:p>
      <text:p text:style-name="P124"/>
      <text:p text:style-name="P46">0759:00-&gt;FFEmptyForgottenTower#2</text:p>
      <text:p text:style-name="P47">075A:00-&gt;FF<text:span text:style-name="T35">BurgerForgottenTower#3</text:span></text:p>
      <text:p text:style-name="P47">075B:00-&gt;FF<text:span text:style-name="T34">EmptyForgottenTower#</text:span>3</text:p>
      <text:p text:style-name="P125">075C:00-&gt;FF<text:span text:style-name="T35">1</text:span>00<text:span text:style-name="T35">ForgottenTower#3</text:span></text:p>
      <text:p text:style-name="P126">075D:00-&gt;FF1<text:span text:style-name="T34">ForgottenTower#</text:span>3</text:p>
      <text:p text:style-name="P126">075E:00-&gt;FFBurger<text:span text:style-name="T34">ForgottenTower#</text:span>3</text:p>
      <text:p text:style-name="P126">075F:00-&gt;FF<text:span text:style-name="T34">EmptyForgottenTower#</text:span>3</text:p>
      <text:p text:style-name="P47">0760:00-&gt;FF<text:span text:style-name="T34">EmptyForgottenTower#</text:span>4</text:p>
      <text:p text:style-name="P127">0761:00-&gt;FF20<text:span text:style-name="T35">ForgottenTower#</text:span>4</text:p>
      <text:p text:style-name="P127">0762:00-&gt;FF<text:span text:style-name="T35">BurgerForgottenTower#</text:span>4</text:p>
      <text:p text:style-name="P47">0763:00-&gt;FF<text:span text:style-name="T34">EmptyForgottenTower#</text:span>4</text:p>
      <text:p text:style-name="P128">0764:00-&gt;FF<text:span text:style-name="T36">BurgerForgottenTower#</text:span>5</text:p>
      <text:p text:style-name="P29">0765:00-&gt;FF<text:span text:style-name="T22">—</text:span>2000-<text:span text:style-name="T22">NaharuCave#</text:span>3</text:p>
      <text:p text:style-name="P108">0766:00-&gt;FF<text:span text:style-name="T23">—FlashNaharuCave#2</text:span></text:p>
      <text:p text:style-name="P108">0767:00-&gt;FF-Burger<text:span text:style-name="T23">NaharuCave#2</text:span></text:p>
      <text:p text:style-name="P108">0768:00-&gt;FF-Burger<text:span text:style-name="T23">NaharuCave#2</text:span></text:p>
      <text:p text:style-name="P29">0769:00-&gt;FF—Flash<text:span text:style-name="T22">NaharuCave#</text:span>2</text:p>
      <text:p text:style-name="P108">076A:00-&gt;FF-50<text:span text:style-name="T23">NaharuCave#2</text:span></text:p>
      <text:p text:style-name="P28">076B:00-&gt;FF—ColaNaharuCave#1</text:p>
      <text:p text:style-name="P29">076C:00-&gt;FF<text:span text:style-name="T22">—</text:span>20meset<text:span text:style-name="T22">NaharuCave#1</text:span></text:p>
      <text:p text:style-name="P129">076D:00-&gt;FF—500(300?)<text:span text:style-name="T38">Tajima'sCave#3</text:span></text:p>
      <text:p text:style-name="P130">076E:00-&gt;FF<text:span text:style-name="T38">—EmptyTajima'sCave#</text:span>3</text:p>
      <text:p text:style-name="P130">076F:00-&gt;FF<text:span text:style-name="T38">—EmptyTajima'sCave#</text:span>3</text:p>
      <text:p text:style-name="P130">0771:00-&gt;FF<text:span text:style-name="T38">—EmptyTajima'sCave#</text:span>3</text:p>
      <text:p text:style-name="P130"/>
      <text:p text:style-name="P131">0773:00-&gt;FF<text:span text:style-name="T38">—</text:span>Flash<text:span text:style-name="T38">Tajima'sCave#</text:span>2</text:p>
      <text:p text:style-name="P51">0774:00-&gt;FF<text:span text:style-name="T38">—</text:span>Empty<text:span text:style-name="T38">Tajima'sCave#2</text:span></text:p>
      <text:p text:style-name="P131">0775:00-&gt;FF<text:span text:style-name="T38">—</text:span>Burger<text:span text:style-name="T38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3">CoronaTower</text:span>#1</text:p>
      <text:p text:style-name="P63">0783:00-&gt;FF—Empty<text:span text:style-name="T43">CoronaTower</text:span>#2</text:p>
      <text:p text:style-name="P63">0784:00-&gt;FF—Burger<text:span text:style-name="T43">CoronaTower</text:span>#2</text:p>
      <text:p text:style-name="P63">0785:00-&gt;FF—500<text:span text:style-name="T43">CoronaTower</text:span>#2</text:p>
      <text:p text:style-name="P64">0786:00-&gt;FF—20<text:span text:style-name="T44">CoronaTower#</text:span>3</text:p>
      <text:p text:style-name="P64">0787:00-&gt;FF—Cola<text:span text:style-name="T44">CoronaTower#</text:span>3</text:p>
      <text:p text:style-name="P64">0788:00-&gt;FF-Flash<text:span text:style-name="T44">CoronaTower#</text:span>3</text:p>
      <text:p text:style-name="P133">0789:00-&gt;FF<text:span text:style-name="T45">—20CoronaTower#3</text:span></text:p>
      <text:p text:style-name="P64">078A:00-&gt;FF-<text:span text:style-name="T44">EmptyCoronaTower#</text:span>3</text:p>
      <text:p text:style-name="P134">078B:00-&gt;FF-<text:span text:style-name="T47">LaconianShieldLaconianShieldCave#</text:span>6</text:p>
      <text:p text:style-name="P55"><text:span text:style-name="T40">078C:00-&gt;FF-Empty</text:span>DezorianCavern1</text:p>
      <text:p text:style-name="P66">078D:00-&gt;FF-<text:span text:style-name="T40">Empty</text:span>LaconianShieldCave#<text:span text:style-name="T47">6</text:span></text:p>
      <text:p text:style-name="P135">078E:00-&gt;FF-100<text:span text:style-name="T39">DezorianCavern1</text:span></text:p>
      <text:p text:style-name="P136"><text:soft-page-break/>078<text:span text:style-name="T41">F</text:span>:00-&gt;FF-<text:span text:style-name="T41">EmptyDezorianCavern3</text:span></text:p>
      <text:p text:style-name="P134">0790:00-&gt;FF—Empty<text:span text:style-name="T46">LaconianShieldCave#</text:span>2</text:p>
      <text:p text:style-name="P67">0791:00-&gt;FF-50<text:span text:style-name="T46">LaconianShieldCave#</text:span>1</text:p>
      <text:p text:style-name="P67">0792:00-&gt;FF—MagicHat<text:span text:style-name="T46">LaconianShieldCave#</text:span>1</text:p>
      <text:p text:style-name="P67">0793:00-&gt;FF—CeramicShield<text:span text:style-name="T46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3">RedDragonForgottenTower#</text:span>5<text:span text:style-name="T37">+Lac.Sw.</text:span></text:p>
      <text:p text:style-name="P29">07CC:00-&gt;FF—RedDragon<text:span text:style-name="T22">NaharuCave#</text:span>3</text:p>
      <text:p text:style-name="P2"/>
      <text:p text:style-name="P132">07CE:00-&gt;FF—BlueDragonCasbaCave#3<text:span text:style-name="T32">+Carbuncul</text:span></text:p>
      <text:p text:style-name="P2"/>
      <text:p text:style-name="P137">07D8:00-&gt;FF—Titan<text:span text:style-name="T42">AeroPrismCave</text:span>+<text:span text:style-name="T42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2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80">82aa—ba80диалоги</text:span><text:a xlink:type="simple" xlink:href="mailto:I@M" text:style-name="Internet_20_link" text:visited-style-name="Visited_20_Internet_20_Link">I@M</text:a><text:span text:style-name="T80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3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"/>
      <text:p text:style-name="P2">F8AF—1-йуровеньАлисы.Каждые8байт—новыйуровень.</text:p>
      <text:p text:style-name="P2">Всего240байт</text:p>
      <text:p text:style-name="P150">DA38782018F60502—30-й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41">D656763760EA0403</text:p>
      <text:p text:style-name="P150"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36">3DF6E—map#0.8bytesx16rows=0x80</text:p>
      <text:p text:style-name="P236">3FDED — последний байт</text:p>
      <text:p text:style-name="P236"><text:soft-page-break/></text:p>
      <text:p text:style-name="P238">вероятно перед ними карты планет. Надо проверить.</text:p>
      <text:p text:style-name="P238"/>
      <text:p text:style-name="P236"/>
      <text:p text:style-name="P236">3D карт (больше чем думалось!!!)</text:p>
      <text:p text:style-name="P236"/>
      <text:p text:style-name="P237"/>
      <text:p text:style-name="P238">████████████████</text:p>
      <text:p text:style-name="P238">███████8████████</text:p>
      <text:p text:style-name="P238">███████0████████</text:p>
      <text:p text:style-name="P238">████D██5████████</text:p>
      <text:p text:style-name="P238">████0██0████████</text:p>
      <text:p text:style-name="P238">██000000000508██</text:p>
      <text:p text:style-name="P238">██0██0███0██████</text:p>
      <text:p text:style-name="P238">██5██D███D██████</text:p>
      <text:p text:style-name="P238">██0████D████D███</text:p>
      <text:p text:style-name="P238">██000██0████0███</text:p>
      <text:p text:style-name="P238">██0█000000000███</text:p>
      <text:p text:style-name="P238">██8██0███0██████</text:p>
      <text:p text:style-name="P238">██0██D███5██████</text:p>
      <text:p text:style-name="P238">██0██████0██████</text:p>
      <text:p text:style-name="P238">██C██████8██████</text:p>
      <text:p text:style-name="P238">████████████████</text:p>
      <text:p text:style-name="P238"/>
      <text:p text:style-name="P236"/>
      <text:p text:style-name="P236">████████████████</text:p>
      <text:p text:style-name="P236">████████████████</text:p>
      <text:p text:style-name="P236">████30007███████</text:p>
      <text:p text:style-name="P236">████████████████</text:p>
      <text:p text:style-name="P236">███000003███████</text:p>
      <text:p text:style-name="P236">█████0██████████</text:p>
      <text:p text:style-name="P236">████70██7███████</text:p>
      <text:p text:style-name="P236">█████0██0█7█████</text:p>
      <text:p text:style-name="P236">█████8██0000████</text:p>
      <text:p text:style-name="P236">█████0██8█0█████</text:p>
      <text:p text:style-name="P236">████████0█007███</text:p>
      <text:p text:style-name="P236">███████7██0█████</text:p>
      <text:p text:style-name="P236">█████0000007████</text:p>
      <text:p text:style-name="P236">███████0████████</text:p>
      <text:p text:style-name="P236">███████0████████</text:p>
      <text:p text:style-name="P236">███████0████████</text:p>
      <text:p text:style-name="P236"/>
      <text:p text:style-name="P236"/>
      <text:p text:style-name="P239">до подземелья</text:p>
      <text:p text:style-name="P23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1">0D6F6</text:p>
          </table:table-cell>
          <table:table-cell table:style-name="Таблица1.A1" office:value-type="string">
            <text:p text:style-name="P281"/>
          </table:table-cell>
        </table:table-row>
        <table:table-row>
          <table:table-cell table:style-name="Таблица1.A1" office:value-type="string">
            <text:p text:style-name="P281">0D6F7</text:p>
          </table:table-cell>
          <table:table-cell table:style-name="Таблица1.A1" office:value-type="string">
            <text:p text:style-name="P281"/>
          </table:table-cell>
        </table:table-row>
      </table:table>
      <text:p text:style-name="P23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1">30043</text:p>
          </table:table-cell>
          <table:table-cell table:style-name="Таблица2.A1" office:value-type="string">
            <text:p text:style-name="P281"/>
          </table:table-cell>
        </table:table-row>
      </table:table>
      <text:p text:style-name="P23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1">308C7</text:p>
          </table:table-cell>
          <table:table-cell table:style-name="Таблица3.A1" office:value-type="string">
            <text:p text:style-name="P281"/>
          </table:table-cell>
        </table:table-row>
      </table:table>
      <text:p text:style-name="P236"/>
      <text:p text:style-name="P236"/>
      <text:p text:style-name="P236"/>
      <text:p text:style-name="P240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1">311AC</text:p>
          </table:table-cell>
          <table:table-cell table:style-name="Таблица4.A1" office:value-type="string">
            <text:p text:style-name="P281"/>
          </table:table-cell>
        </table:table-row>
      </table:table>
      <text:p text:style-name="P23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81">31258</text:p>
          </table:table-cell>
          <table:table-cell table:style-name="Таблица5.A1" office:value-type="string">
            <text:p text:style-name="P281"/>
          </table:table-cell>
        </table:table-row>
      </table:table>
      <text:p text:style-name="P236"/>
      <text:p text:style-name="P23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81">3287D</text:p>
          </table:table-cell>
          <table:table-cell table:style-name="Таблица6.A1" office:value-type="string">
            <text:p text:style-name="P281"/>
          </table:table-cell>
        </table:table-row>
      </table:table>
      <text:p text:style-name="P236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81">32968</text:p>
          </table:table-cell>
          <table:table-cell table:style-name="Таблица7.A1" office:value-type="string">
            <text:p text:style-name="P281"/>
          </table:table-cell>
        </table:table-row>
      </table:table>
      <text:p text:style-name="P236"/>
      <text:p text:style-name="P236"/>
      <text:p text:style-name="P236"/>
      <text:p text:style-name="P239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0">0D80C</text:p>
          </table:table-cell>
          <table:table-cell table:style-name="Таблица8.A1" office:value-type="string">
            <text:p text:style-name="P281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80">0D81E</text:p>
          </table:table-cell>
          <table:table-cell table:style-name="Таблица9.A1" office:value-type="string">
            <text:p text:style-name="P281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80">0EA4A</text:p>
          </table:table-cell>
          <table:table-cell table:style-name="Таблица10.A1" office:value-type="string">
            <text:p text:style-name="P281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81">0EA91</text:p>
          </table:table-cell>
          <table:table-cell table:style-name="Таблица11.A1" office:value-type="string">
            <text:p text:style-name="P281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80">0F5C9</text:p>
          </table:table-cell>
          <table:table-cell table:style-name="Таблица12.A1" office:value-type="string">
            <text:p text:style-name="P281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81">0F5D0</text:p>
          </table:table-cell>
          <table:table-cell table:style-name="Таблица13.A1" office:value-type="string">
            <text:p text:style-name="P281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80">0F621</text:p>
          </table:table-cell>
          <table:table-cell table:style-name="Таблица14.A1" office:value-type="string">
            <text:p text:style-name="P281">1</text:p>
          </table:table-cell>
        </table:table-row>
        <table:table-row>
          <table:table-cell table:style-name="Таблица14.A1" office:value-type="string">
            <text:p text:style-name="P281">0F622</text:p>
          </table:table-cell>
          <table:table-cell table:style-name="Таблица14.A1" office:value-type="string">
            <text:p text:style-name="P281">1</text:p>
          </table:table-cell>
        </table:table-row>
        <table:table-row>
          <table:table-cell table:style-name="Таблица14.A1" office:value-type="string">
            <text:p text:style-name="P281">0F623</text:p>
          </table:table-cell>
          <table:table-cell table:style-name="Таблица14.A1" office:value-type="string">
            <text:p text:style-name="P281">1</text:p>
          </table:table-cell>
        </table:table-row>
        <table:table-row>
          <table:table-cell table:style-name="Таблица14.A1" office:value-type="string">
            <text:p text:style-name="P281">0F624</text:p>
          </table:table-cell>
          <table:table-cell table:style-name="Таблица14.A1" office:value-type="string">
            <text:p text:style-name="P281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81">0FD83</text:p>
          </table:table-cell>
          <table:table-cell table:style-name="Таблица15.A1" office:value-type="string">
            <text:p text:style-name="P281">2</text:p>
          </table:table-cell>
        </table:table-row>
      </table:table>
      <text:p text:style-name="P156"/>
      <text:p text:style-name="P15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80">10B0F</text:p>
          </table:table-cell>
          <table:table-cell table:style-name="Таблица16.A1" office:value-type="string">
            <text:p text:style-name="P281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81">10ED3</text:p>
          </table:table-cell>
          <table:table-cell table:style-name="Таблица17.A1" office:value-type="string">
            <text:p text:style-name="P281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81">1C000</text:p>
          </table:table-cell>
          <table:table-cell table:style-name="Таблица18.A1" office:value-type="string">
            <text:p text:style-name="P281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81">1CA4A</text:p>
          </table:table-cell>
          <table:table-cell table:style-name="Таблица19.A1" office:value-type="string">
            <text:p text:style-name="P281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81">30000</text:p>
          </table:table-cell>
          <table:table-cell table:style-name="Таблица20.A1" office:value-type="string">
            <text:p text:style-name="P281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81">32C95</text:p>
          </table:table-cell>
          <table:table-cell table:style-name="Таблица21.A1" office:value-type="string">
            <text:p text:style-name="P281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81">3E06E</text:p>
          </table:table-cell>
          <table:table-cell table:style-name="Таблица22.A1" office:value-type="string">
            <text:p text:style-name="P281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81">3E0ED</text:p>
          </table:table-cell>
          <table:table-cell table:style-name="Таблица23.A1" office:value-type="string">
            <text:p text:style-name="P281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80">43AD8</text:p>
          </table:table-cell>
          <table:table-cell table:style-name="Таблица24.A1" office:value-type="string">
            <text:p text:style-name="P281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1">43DF7</text:p>
          </table:table-cell>
          <table:table-cell table:style-name="Таблица25.A1" office:value-type="string">
            <text:p text:style-name="P281">1</text:p>
          </table:table-cell>
        </table:table-row>
      </table:table>
      <text:p text:style-name="P156"><text:soft-page-break/></text:p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1">58568</text:p>
          </table:table-cell>
          <table:table-cell table:style-name="Таблица26.A1" office:value-type="string">
            <text:p text:style-name="P281">256</text:p>
          </table:table-cell>
        </table:table-row>
        <table:table-row>
          <table:table-cell table:style-name="Таблица26.A1" office:value-type="string">
            <text:p text:style-name="P281">58569</text:p>
          </table:table-cell>
          <table:table-cell table:style-name="Таблица26.A1" office:value-type="string">
            <text:p text:style-name="P281">256</text:p>
          </table:table-cell>
        </table:table-row>
        <table:table-row>
          <table:table-cell table:style-name="Таблица26.A1" office:value-type="string">
            <text:p text:style-name="P281">5856A</text:p>
          </table:table-cell>
          <table:table-cell table:style-name="Таблица26.A1" office:value-type="string">
            <text:p text:style-name="P281">256</text:p>
          </table:table-cell>
        </table:table-row>
        <table:table-row>
          <table:table-cell table:style-name="Таблица26.A1" office:value-type="string">
            <text:p text:style-name="P281">5856B</text:p>
          </table:table-cell>
          <table:table-cell table:style-name="Таблица26.A1" office:value-type="string">
            <text:p text:style-name="P281">256</text:p>
          </table:table-cell>
        </table:table-row>
        <table:table-row>
          <table:table-cell table:style-name="Таблица26.A1" office:value-type="string">
            <text:p text:style-name="P281">5856C</text:p>
          </table:table-cell>
          <table:table-cell table:style-name="Таблица26.A1" office:value-type="string">
            <text:p text:style-name="P281">256</text:p>
          </table:table-cell>
        </table:table-row>
        <table:table-row>
          <table:table-cell table:style-name="Таблица26.A1" office:value-type="string">
            <text:p text:style-name="P281">5856D</text:p>
          </table:table-cell>
          <table:table-cell table:style-name="Таблица26.A1" office:value-type="string">
            <text:p text:style-name="P281">256</text:p>
          </table:table-cell>
        </table:table-row>
        <table:table-row>
          <table:table-cell table:style-name="Таблица26.A1" office:value-type="string">
            <text:p text:style-name="P281">5856E</text:p>
          </table:table-cell>
          <table:table-cell table:style-name="Таблица26.A1" office:value-type="string">
            <text:p text:style-name="P281">256</text:p>
          </table:table-cell>
        </table:table-row>
        <table:table-row>
          <table:table-cell table:style-name="Таблица26.A1" office:value-type="string">
            <text:p text:style-name="P281">5856F</text:p>
          </table:table-cell>
          <table:table-cell table:style-name="Таблица26.A1" office:value-type="string">
            <text:p text:style-name="P281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1">70480</text:p>
          </table:table-cell>
          <table:table-cell table:style-name="Таблица27.A1" office:value-type="string">
            <text:p text:style-name="P281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1">705FF</text:p>
          </table:table-cell>
          <table:table-cell table:style-name="Таблица28.A1" office:value-type="string">
            <text:p text:style-name="P281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1">00008</text:p>
          </table:table-cell>
          <table:table-cell table:style-name="Таблица33.A1" office:value-type="string">
            <text:p text:style-name="P281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1">0000E</text:p>
          </table:table-cell>
          <table:table-cell table:style-name="Таблица34.A1" office:value-type="string">
            <text:p text:style-name="P281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1">3A3E8</text:p>
          </table:table-cell>
          <table:table-cell table:style-name="Таблица35.A1" office:value-type="string">
            <text:p text:style-name="P281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1">3B2E7</text:p>
          </table:table-cell>
          <table:table-cell table:style-name="Таблица36.A1" office:value-type="string">
            <text:p text:style-name="P281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1">3BC68</text:p>
          </table:table-cell>
          <table:table-cell table:style-name="Таблица29.A1" office:value-type="string">
            <text:p text:style-name="P281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1">3BF5F</text:p>
          </table:table-cell>
          <table:table-cell table:style-name="Таблица30.A1" office:value-type="string">
            <text:p text:style-name="P281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1">7E8BD</text:p>
          </table:table-cell>
          <table:table-cell table:style-name="Таблица31.A1" office:value-type="string">
            <text:p text:style-name="P281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1">7FFFE</text:p>
          </table:table-cell>
          <table:table-cell table:style-name="Таблица32.A1" office:value-type="string">
            <text:p text:style-name="P281">1</text:p>
          </table:table-cell>
        </table:table-row>
      </table:table>
      <text:p text:style-name="P156"/>
      <text:p text:style-name="P160"/>
      <text:p text:style-name="P161"/>
      <text:p text:style-name="P277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81">0FD9B</text:p>
          </table:table-cell>
          <table:table-cell table:style-name="Таблица42.A1" office:value-type="string">
            <text:p text:style-name="P281">1</text:p>
          </table:table-cell>
        </table:table-row>
      </table:table>
      <text:p text:style-name="P163">82</text:p>
      <text:p text:style-name="P161"/>
      <text:p text:style-name="P161"><text:soft-page-break/></text:p>
      <text:p text:style-name="P166">58000-<text:span text:style-name="T62">58338 — большие тайлы 4x4</text:span></text:p>
      <text:p text:style-name="P166"/>
      <text:p text:style-name="P166"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1">трава, верт. стена</text:span></text:p>
      <text:p text:style-name="P166">7 02 08 02 08 0C 00 0D 00 — <text:span text:style-name="T61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58">голубой домик</text:span></text:p>
      <text:p text:style-name="P167">F 24 00 25 00 26 00 27 00 <text:s/><text:span text:style-name="T58">голубой домик</text:span></text:p>
      <text:p text:style-name="P166"><text:span text:style-name="T61">10 </text:span>28 00 29 00 2A 00 2B 00 — <text:span text:style-name="T61">нижняя часть голубого дома слева</text:span></text:p>
      <text:p text:style-name="P167"><text:span text:style-name="T61">11 </text:span>2C 00 2D 00 2E 00 2F 00 — <text:span text:style-name="T61">нижняя часть голубого дома справа</text:span></text:p>
      <text:p text:style-name="P166"><text:span text:style-name="T61">12 </text:span>30 00 31 00 32 00 33 00 </text:p>
      <text:p text:style-name="P166"><text:span text:style-name="T61">13 </text:span>34 00 35 00 01 00 36 00 </text:p>
      <text:p text:style-name="P166"><text:span text:style-name="T61">14 </text:span>37 00 38 00 39 00 3A 00 </text:p>
      <text:p text:style-name="P166"><text:span text:style-name="T61">15 </text:span>3B 00 3C 00 3D 00 3E 00 </text:p>
      <text:p text:style-name="P167"><text:span text:style-name="T61">16 </text:span>3F 00 40 00 41 00 42 00 <text:s/><text:span text:style-name="T58">EXIT</text:span></text:p>
      <text:p text:style-name="P167"><text:span text:style-name="T61">17 </text:span>43 00 44 00 45 00 46 00 <text:s/><text:span text:style-name="T58">EXIT</text:span></text:p>
      <text:p text:style-name="P166"><text:span text:style-name="T61">18 </text:span>47 00 48 00 49 00 4A 00 </text:p>
      <text:p text:style-name="P166"><text:span text:style-name="T61">19 </text:span>4B 00 4C 00 4D 00 4E 00 </text:p>
      <text:p text:style-name="P166"><text:span text:style-name="T61">1A </text:span>4F 00 50 00 51 00 52 00 </text:p>
      <text:p text:style-name="P166"><text:span text:style-name="T61">1B </text:span>53 00 54 00 55 00 56 00 </text:p>
      <text:p text:style-name="P166"><text:span text:style-name="T61">1C </text:span>57 00 58 00 59 00 5A 00 </text:p>
      <text:p text:style-name="P166"><text:span text:style-name="T61">1D </text:span>5B 00 5C 00 5D 00 5E 00 </text:p>
      <text:p text:style-name="P166"><text:span text:style-name="T61">1E </text:span>5F 00 60 00 61 00 62 00 </text:p>
      <text:p text:style-name="P166"><text:span text:style-name="T61">1F </text:span>63 00 64 00 65 00 66 00</text:p>
      <text:p text:style-name="P168">20 <text:span text:style-name="T57">5F 00 60 00 61 00 62 00 </text:span></text:p>
      <text:p text:style-name="P164"><text:span text:style-name="T61">21 </text:span>63 00 64 00 65 00 66 00 <text:span text:style-name="T58">SHOP</text:span></text:p>
      <text:p text:style-name="P164"><text:span text:style-name="T61">22 </text:span>67 00 68 00 69 00 6A 00 <text:span text:style-name="T58">SHOP</text:span></text:p>
      <text:p text:style-name="P164"><text:span text:style-name="T61">23 </text:span>6B 00 6C 00 6D 00 6E 00 <text:span text:style-name="T58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59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<text:soft-page-break/>8E 00 8F 00 90 00 91 00 </text:p>
      <text:p text:style-name="P169">вход трубы (арка) ниже</text:p>
      <text:p text:style-name="P172">92 00 8C 00 93 00 94 00</text:p>
      <text:p text:style-name="P169"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81">6001C</text:p>
          </table:table-cell>
          <table:table-cell table:style-name="Таблица38.A1" office:value-type="string">
            <text:p text:style-name="P281">1</text:p>
          </table:table-cell>
        </table:table-row>
        <table:table-row>
          <table:table-cell table:style-name="Таблица38.A1" office:value-type="string">
            <text:p text:style-name="P281">6001D</text:p>
          </table:table-cell>
          <table:table-cell table:style-name="Таблица38.A1" office:value-type="string">
            <text:p text:style-name="P281">1</text:p>
          </table:table-cell>
        </table:table-row>
        <table:table-row>
          <table:table-cell table:style-name="Таблица38.A1" office:value-type="string">
            <text:p text:style-name="P281">6001E</text:p>
          </table:table-cell>
          <table:table-cell table:style-name="Таблица38.A1" office:value-type="string">
            <text:p text:style-name="P281">1</text:p>
          </table:table-cell>
        </table:table-row>
        <table:table-row>
          <table:table-cell table:style-name="Таблица38.A1" office:value-type="string">
            <text:p text:style-name="P281">6001F</text:p>
          </table:table-cell>
          <table:table-cell table:style-name="Таблица38.A1" office:value-type="string">
            <text:p text:style-name="P281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81">6002E</text:p>
          </table:table-cell>
          <table:table-cell table:style-name="Таблица39.A1" office:value-type="string">
            <text:p text:style-name="P281">1</text:p>
          </table:table-cell>
        </table:table-row>
        <table:table-row>
          <table:table-cell table:style-name="Таблица39.A1" office:value-type="string">
            <text:p text:style-name="P281">6002F</text:p>
          </table:table-cell>
          <table:table-cell table:style-name="Таблица39.A1" office:value-type="string">
            <text:p text:style-name="P281">1</text:p>
          </table:table-cell>
        </table:table-row>
        <table:table-row>
          <table:table-cell table:style-name="Таблица39.A1" office:value-type="string">
            <text:p text:style-name="P281">60030</text:p>
          </table:table-cell>
          <table:table-cell table:style-name="Таблица39.A1" office:value-type="string">
            <text:p text:style-name="P281">1</text:p>
          </table:table-cell>
        </table:table-row>
        <table:table-row>
          <table:table-cell table:style-name="Таблица39.A1" office:value-type="string">
            <text:p text:style-name="P281">60031</text:p>
          </table:table-cell>
          <table:table-cell table:style-name="Таблица39.A1" office:value-type="string">
            <text:p text:style-name="P281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81">6016E</text:p>
          </table:table-cell>
          <table:table-cell table:style-name="Таблица40.A1" office:value-type="string">
            <text:p text:style-name="P281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81">6029B</text:p>
          </table:table-cell>
          <table:table-cell table:style-name="Таблица41.A1" office:value-type="string">
            <text:p text:style-name="P282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81">6038E</text:p>
          </table:table-cell>
          <table:table-cell table:style-name="Таблица43.A1" office:value-type="string">
            <text:p text:style-name="P281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81">604CA</text:p>
          </table:table-cell>
          <table:table-cell table:style-name="Таблица44.A1" office:value-type="string">
            <text:p text:style-name="P281">1</text:p>
          </table:table-cell>
        </table:table-row>
      </table:table>
      <text:p text:style-name="P163">1x</text:p>
      <text:p text:style-name="P163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60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2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<text:soft-page-break/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<text:soft-page-break/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/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/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42">"Phantasy Star" RLE</text:p>
      <text:p text:style-name="P279">This format is used to compress both tiles and tilemap data.</text:p>
      <text:p text:style-name="P279">The data is deinterleaved, and each bitplane is then classified into runs of consecutive identical bytes,</text:p>
      <text:p text:style-name="P279">and runs of consecutive non-identical bytes. Any runs of more than 127 bytes are split into multiple runs.</text:p>
      <text:p text:style-name="P279">They are then stored in the format:</text:p>
      <text:p text:style-name="P279">%0nnnnnnn dd <text:s text:c="9"/>; run of n consecutive identical bytes, value dd</text:p>
      <text:p text:style-name="P279">%1nnnnnnn dd dd dd... ; run of n consecutive non-identical bytes; values follow</text:p>
      <text:p text:style-name="P278">%00000000 <text:s text:c="12"/>; end of bitplane</text:p>
      <text:p text:style-name="P176"/>
      <text:p text:style-name="P176"/>
      <text:p text:style-name="P176"/>
      <text:p text:style-name="P180"><text:span text:style-name="T69">0x58000-0x5856F</text:span> — Big tiles (All cities, villages) = 2x2 tile<text:span text:style-name="T68">maps</text:span></text:p>
      <text:p text:style-name="P180">Count: 174</text:p>
      <text:p text:style-name="P180">Example (2): <text:span text:style-name="T67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42">//Bit <text:s text:c="2"/>|15|14|13| <text:s text:c="3"/>12 <text:s text:c="3"/>| <text:s text:c="3"/>11 <text:s text:c="2"/>| <text:s text:c="6"/>10 <text:s text:c="5"/>| <text:s text:c="7"/>9 <text:s text:c="7"/>|8||7|6|5|4|3|2|1|0|</text:p>
      <text:p text:style-name="P278"><text:soft-page-break/>//Data <text:s/>| Unused | Priority | Palette | Vertical flip | Horizontal flip | <text:s text:c="3"/>Tile number <text:s text:c="2"/>|</text:p>
      <text:p text:style-name="P177"><text:span text:style-name="T69">0x58570</text:span><text:span text:style-name="T70">-0x5AC7C</text:span><text:span text:style-name="T79"> 4 bitplanes for tiles. RLE compressed</text:span></text:p>
      <text:p text:style-name="P182">Example:</text:p>
      <text:p text:style-name="P183"><text:span text:style-name="T63">58573<text:tab/><text:tab/></text:span>10 00 80 00 08 00 02 00 <text:span text:style-name="T63">трава</text:span></text:p>
      <text:p text:style-name="P184"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79">=<text:tab/>000</text:span><text:span text:style-name="T70">F</text:span><text:span text:style-name="T79">0000</text:span></text:p>
      <text:p text:style-name="P185">00000000<text:tab/>00001000<text:tab/>00001000<text:tab/>00001000<text:tab/><text:span text:style-name="T79">=<text:tab/>0000</text:span><text:span text:style-name="T70">E</text:span><text:span text:style-name="T79">000</text:span></text:p>
      <text:p text:style-name="P185">10000000<text:tab/>10000000<text:tab/>10000000<text:tab/>10000000<text:tab/><text:span text:style-name="T79">=<text:tab/></text:span><text:span text:style-name="T70">F</text:span><text:span text:style-name="T79">0000000</text:span></text:p>
      <text:p text:style-name="P185">00000000<text:tab/>00000010<text:tab/>00000010<text:tab/>00000010<text:tab/><text:span text:style-name="T79">=<text:tab/>000000</text:span><text:span text:style-name="T70">E</text:span><text:span text:style-name="T79">0</text:span></text:p>
      <text:p text:style-name="P185">00001000<text:tab/>00001000<text:tab/>00001000<text:tab/>00001000<text:tab/><text:span text:style-name="T79">=<text:tab/>0000</text:span><text:span text:style-name="T70">F</text:span><text:span text:style-name="T79">000</text:span></text:p>
      <text:p text:style-name="P185">00000000<text:tab/>01000001<text:tab/>01000001<text:tab/>01000001<text:tab/><text:span text:style-name="T79">=<text:tab/>0</text:span><text:span text:style-name="T70">E</text:span><text:span text:style-name="T79">00000</text:span><text:span text:style-name="T70">E</text:span></text:p>
      <text:p text:style-name="P185">00000010<text:tab/>00010010<text:tab/>00010010<text:tab/>00010010<text:tab/><text:span text:style-name="T79">=<text:tab/>000</text:span><text:span text:style-name="T70">E</text:span><text:span text:style-name="T79">00</text:span><text:span text:style-name="T70">F</text:span><text:span text:style-name="T79">0</text:span></text:p>
      <text:p text:style-name="P185">00000000<text:tab/>00000000<text:tab/>00000000<text:tab/>00000000<text:tab/><text:span text:style-name="T79">=<text:tab/>00000000</text:span></text:p>
      <text:p text:style-name="P186">складываются биты, <text:span text:style-name="T64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69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/>
      <text:p text:style-name="P191"/>
      <text:p text:style-name="P191"><text:span text:style-name="T71">0x600A2-0x60761</text:span><text:bookmark-start text:name="__DdeLink__3654_14659950022"/> - MapPieces #0<text:bookmark-end text:name="__DdeLink__3654_14659950022"/> <text:span text:style-name="T82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212">RLE data:</text:p>
      <text:p text:style-name="P212">0xD671-0xD690 31 15</text:p>
      <text:p text:style-name="P212">0x10906-0x10ED3 1485 96</text:p>
      <text:p text:style-name="P212">0x10A8D-0x11155 1736 96</text:p>
      <text:p text:style-name="P212">0x10B0F-0x112A3 1940 96</text:p>
      <text:p text:style-name="P212">0x10D8C-0x11524 1944 96</text:p>
      <text:p text:style-name="P212">0x10ED4-0x11672 1950 96</text:p>
      <text:p text:style-name="P212">0x11156-0x118EB 1941 96</text:p>
      <text:p text:style-name="P212">0x112A4-0x11A33 1935 96</text:p>
      <text:p text:style-name="P212">0x11525-0x11CB5 1936 96</text:p>
      <text:p text:style-name="P212">0x11673-0x11E01 1934 96</text:p>
      <text:p text:style-name="P212">0x118EC-0x12082 1942 96</text:p>
      <text:p text:style-name="P212">0x11A34-0x121D2 1950 96</text:p>
      <text:p text:style-name="P212">0x11CB6-0x12463 1965 96</text:p>
      <text:p text:style-name="P212">0x11E02-0x12534 1842 96</text:p>
      <text:p text:style-name="P212">0x12083-0x127BE 1851 96</text:p>
      <text:p text:style-name="P212">0x121D3-0x1287F 1708 96</text:p>
      <text:p text:style-name="P212">0x12464-0x12AED 1673 96</text:p>
      <text:p text:style-name="P212">0x12535-0x12BA5 1648 96</text:p>
      <text:p text:style-name="P212">0x127BF-0x12E1C 1629 96</text:p>
      <text:p text:style-name="P212">0x12880-0x12F5A 1754 96</text:p>
      <text:p text:style-name="P212"><text:soft-page-break/>0x12AEE-0x131C8 1754 96</text:p>
      <text:p text:style-name="P212">0x12BA6-0x1333C 1942 96</text:p>
      <text:p text:style-name="P212">0x12E1D-0x135C7 1962 96</text:p>
      <text:p text:style-name="P212">0x12F5B-0x1376B 2064 96</text:p>
      <text:p text:style-name="P212">0x131C9-0x139FA 2097 96</text:p>
      <text:p text:style-name="P212">0x1333D-0x13BBD 2176 96</text:p>
      <text:p text:style-name="P212">0x135C8-0x13E49 2177 96</text:p>
      <text:p text:style-name="P212">0x1376C-0x13FFF 2195 96</text:p>
      <text:p text:style-name="P212">0x139FB-0x1428C 2193 96</text:p>
      <text:p text:style-name="P212">0x13BBE-0x14366 1960 96</text:p>
      <text:p text:style-name="P212">0x13E4A-0x145E5 1947 96</text:p>
      <text:p text:style-name="P212">0x14000-0x14694 1684 96</text:p>
      <text:p text:style-name="P212">0x1428D-0x148EB 1630 96</text:p>
      <text:p text:style-name="P212">0x14367-0x14979 1554 96</text:p>
      <text:p text:style-name="P212">0x145E6-0x14BBC 1494 96</text:p>
      <text:p text:style-name="P212">0x14695-0x14C61 1484 96</text:p>
      <text:p text:style-name="P212">0x148EC-0x14EA5 1465 96</text:p>
      <text:p text:style-name="P212">0x1497A-0x14F17 1437 96</text:p>
      <text:p text:style-name="P212">0x14BBD-0x15123 1382 96</text:p>
      <text:p text:style-name="P212">0x14C62-0x1518E 1324 96</text:p>
      <text:p text:style-name="P212">0x14EA6-0x15370 1226 96</text:p>
      <text:p text:style-name="P212">0x14F18-0x153C5 1197 96</text:p>
      <text:p text:style-name="P212">0x15124-0x155A8 1156 96</text:p>
      <text:p text:style-name="P212">0x1518F-0x1572D 1438 96</text:p>
      <text:p text:style-name="P212">0x15371-0x15939 1480 96</text:p>
      <text:p text:style-name="P212">0x153C6-0x15AAC 1766 96</text:p>
      <text:p text:style-name="P212">0x155A9-0x15CF0 1863 96</text:p>
      <text:p text:style-name="P212">0x1572E-0x15E7D 1871 96</text:p>
      <text:p text:style-name="P212">0x15935-0x160C0 1931 96</text:p>
      <text:p text:style-name="P212">0x15AAD-0x16247 1946 96</text:p>
      <text:p text:style-name="P212">0x15CF1-0x1649E 1965 96</text:p>
      <text:p text:style-name="P212">0x15E7E-0x16611 1939 96</text:p>
      <text:p text:style-name="P212">0x160C1-0x1688F 1998 96</text:p>
      <text:p text:style-name="P212">0x16248-0x16A26 2014 96</text:p>
      <text:p text:style-name="P212">0x188F6-0x1890D 23 0</text:p>
      <text:p text:style-name="P212">0x1B548-0x1B5A7 95 9</text:p>
      <text:p text:style-name="P212">0x1B560-0x1B5BF 95 9</text:p>
      <text:p text:style-name="P212">0x1B578-0x1B5D7 95 9</text:p>
      <text:p text:style-name="P212">0x1B590-0x1B5EF 95 9</text:p>
      <text:p text:style-name="P212">0x1BAA0-0x1BAFF 95 9</text:p>
      <text:p text:style-name="P212">0x1BB80-0x1BFFA 1146 42</text:p>
      <text:p text:style-name="P212">0x24B3D-0x24CC2 389 15</text:p>
      <text:p text:style-name="P212">0x26227-0x263AC 389 15</text:p>
      <text:p text:style-name="P212">0x27471-0x2778A 793 46</text:p>
      <text:p text:style-name="P212">0x27B24-0x27F3D 1049 94</text:p>
      <text:p text:style-name="P212">0x28000-0x28D7D 3453 157</text:p>
      <text:p text:style-name="P212">0x28D7E-0x29B84 3590 153</text:p>
      <text:p text:style-name="P212">0x299EB-0x29F65 1402 68</text:p>
      <text:p text:style-name="P212">0x29B85-0x2A043 1214 68</text:p>
      <text:p text:style-name="P212">0x2A044-0x2AA8B 2631 111</text:p>
      <text:p text:style-name="P212">0x2AA8C-0x2B7E3 3415 151</text:p>
      <text:p text:style-name="P212">0x2B7E4-0x2BFF8 2068 78</text:p>
      <text:p text:style-name="P212">0x2C010-0x2CAEA 2778 116</text:p>
      <text:p text:style-name="P212">0x2CAEB-0x2D900 3605 148</text:p>
      <text:p text:style-name="P212">0x2D901-0x2DAEF 494 23</text:p>
      <text:p text:style-name="P212">0x2DAF0-0x2DCD9 489 29</text:p>
      <text:p text:style-name="P212">0x2DCDA-0x2E25E 1412 56</text:p>
      <text:p text:style-name="P212">0x2E25F-0x2ED78 2841 102</text:p>
      <text:p text:style-name="P212">0x2ED76-0x2F868 2802 159</text:p>
      <text:p text:style-name="P212">0x2F869-0x2FE3D 1492 90</text:p>
      <text:p text:style-name="P212"><text:bookmark-start text:name="__DdeLink__4935_547612281"/>0x340A1<text:bookmark-end text:name="__DdeLink__4935_547612281"/>-0x3418C 235 24</text:p>
      <text:p text:style-name="P212">0x340E8-0x341DB 243 24</text:p>
      <text:p text:style-name="P212">0x34118-0x34249 305 24</text:p>
      <text:p text:style-name="P212">0x34141-0x342D5 404 24</text:p>
      <text:p text:style-name="P212"><text:soft-page-break/>0x3418D-0x34370 483 24</text:p>
      <text:p text:style-name="P212">0x341DC-0x34403 551 24</text:p>
      <text:p text:style-name="P212">0x3424A-0x344A5 603 24</text:p>
      <text:p text:style-name="P212">0x342D6-0x34547 625 24</text:p>
      <text:p text:style-name="P212">0x34371-0x345D9 616 24</text:p>
      <text:p text:style-name="P212">0x34404-0x34671 621 24</text:p>
      <text:p text:style-name="P212">0x344A6-0x34717 625 24</text:p>
      <text:p text:style-name="P212">0x34548-0x347D4 652 24</text:p>
      <text:p text:style-name="P212">0x345DA-0x34886 684 24</text:p>
      <text:p text:style-name="P212">0x34672-0x34905 659 24</text:p>
      <text:p text:style-name="P212">0x34713-0x349B1 670 24</text:p>
      <text:p text:style-name="P212">0x347D5-0x34A42 621 24</text:p>
      <text:p text:style-name="P212">0x34887-0x34AED 614 24</text:p>
      <text:p text:style-name="P212">0x34906-0x34BA7 673 24</text:p>
      <text:p text:style-name="P212">0x349B2-0x34C2B 633 24</text:p>
      <text:p text:style-name="P212">0x34A43-0x34CD9 662 24</text:p>
      <text:p text:style-name="P212">0x34AEE-0x34D56 616 24</text:p>
      <text:p text:style-name="P212">0x34BA8-0x34DBC 532 24</text:p>
      <text:p text:style-name="P212">0x34C2C-0x34E68 572 24</text:p>
      <text:p text:style-name="P212">0x34CDA-0x34F01 551 24</text:p>
      <text:p text:style-name="P212">0x34D57-0x34FB4 605 24</text:p>
      <text:p text:style-name="P212">0x34DBD-0x35048 651 24</text:p>
      <text:p text:style-name="P212">0x34E69-0x350E9 640 24</text:p>
      <text:p text:style-name="P212">0x34F02-0x3517A 632 24</text:p>
      <text:p text:style-name="P212">0x34FB5-0x351C7 530 24</text:p>
      <text:p text:style-name="P212">0x35049-0x351FE 437 24</text:p>
      <text:p text:style-name="P212">0x350EA-0x35298 430 24</text:p>
      <text:p text:style-name="P212">0x3517B-0x35301 390 24</text:p>
      <text:p text:style-name="P212">0x351C8-0x353BC 500 24</text:p>
      <text:p text:style-name="P212">0x351FF-0x35452 595 24</text:p>
      <text:p text:style-name="P212">0x35299-0x354D5 572 24</text:p>
      <text:p text:style-name="P212">0x35302-0x35594 658 24</text:p>
      <text:p text:style-name="P212">0x353BD-0x3563B 638 24</text:p>
      <text:p text:style-name="P212">0x35453-0x3568C 569 24</text:p>
      <text:p text:style-name="P212">0x354D6-0x35730 602 24</text:p>
      <text:p text:style-name="P212">0x35595-0x357DE 585 24</text:p>
      <text:p text:style-name="P212">0x3563C-0x35894 600 24</text:p>
      <text:p text:style-name="P212">0x3568D-0x35933 678 24</text:p>
      <text:p text:style-name="P212">0x35731-0x359E0 687 24</text:p>
      <text:p text:style-name="P212">0x357DF-0x35A7F 672 24</text:p>
      <text:p text:style-name="P212">0x35895-0x35ADC 583 24</text:p>
      <text:p text:style-name="P212">0x35934-0x35B1C 488 24</text:p>
      <text:p text:style-name="P212">0x359E1-0x35BD0 495 24</text:p>
      <text:p text:style-name="P212">0x35A80-0x35C92 530 24</text:p>
      <text:p text:style-name="P212">0x35ADD-0x35D4E 625 24</text:p>
      <text:p text:style-name="P212">0x35B1D-0x35E10 755 24</text:p>
      <text:p text:style-name="P212">0x35BD1-0x35EC4 755 24</text:p>
      <text:p text:style-name="P212">0x35C93-0x35F0B 632 24</text:p>
      <text:p text:style-name="P212">0x35D4F-0x35F6B 540 24</text:p>
      <text:p text:style-name="P212">0x35E11-0x35FB1 416 24</text:p>
      <text:p text:style-name="P212">0x35EC5-0x3603C 375 24</text:p>
      <text:p text:style-name="P212">0x35F0C-0x360CA 446 24</text:p>
      <text:p text:style-name="P212">0x35F6C-0x36159 493 24</text:p>
      <text:p text:style-name="P212">0x35FB2-0x361A9 503 24</text:p>
      <text:p text:style-name="P212">0x3603D-0x36203 454 24</text:p>
      <text:p text:style-name="P212">0x360CB-0x3623C 369 24</text:p>
      <text:p text:style-name="P212">0x3615A-0x36275 283 24</text:p>
      <text:p text:style-name="P212">0x36318-0x3646D 341 24</text:p>
      <text:p text:style-name="P212">0x3632F-0x36522 499 24</text:p>
      <text:p text:style-name="P212">0x36357-0x365B0 601 24</text:p>
      <text:p text:style-name="P212">0x363B4-0x36618 612 24</text:p>
      <text:p text:style-name="P212">0x3646E-0x3666A 508 24</text:p>
      <text:p text:style-name="P212">0x36523-0x36681 350 24</text:p>
      <text:p text:style-name="P212">0x365B1-0x366B7 262 24</text:p>
      <text:p text:style-name="P212"><text:soft-page-break/>0x36619-0x36744 299 24</text:p>
      <text:p text:style-name="P212">0x3666B-0x367F8 397 24</text:p>
      <text:p text:style-name="P212">0x36682-0x368A4 546 24</text:p>
      <text:p text:style-name="P212">0x366B8-0x36957 671 24</text:p>
      <text:p text:style-name="P212">0x36745-0x36A00 699 24</text:p>
      <text:p text:style-name="P212">0x367F9-0x36AC1 712 24</text:p>
      <text:p text:style-name="P212">0x368A5-0x36B1A 629 24</text:p>
      <text:p text:style-name="P212">0x36958-0x36B6A 530 24</text:p>
      <text:p text:style-name="P212">0x36A01-0x36BBB 442 24</text:p>
      <text:p text:style-name="P212">0x36AC2-0x36C50 398 24</text:p>
      <text:p text:style-name="P212">0x36B1B-0x36C9C 385 24</text:p>
      <text:p text:style-name="P212">0x36B35-0x36CFE 457 24</text:p>
      <text:p text:style-name="P212">0x36BAA-0x36D8B 481 24</text:p>
      <text:p text:style-name="P212">0x36C51-0x36E4C 507 24</text:p>
      <text:p text:style-name="P212">0x36C9D-0x36E69 460 24</text:p>
      <text:p text:style-name="P212">0x36CFF-0x36EBD 446 24</text:p>
      <text:p text:style-name="P212">0x36D8C-0x36F32 422 24</text:p>
      <text:p text:style-name="P212">0x36E4D-0x36F51 260 24</text:p>
      <text:p text:style-name="P212">0x36E6A-0x36F74 266 24</text:p>
      <text:p text:style-name="P212">0x36EBE-0x36FFB 317 24</text:p>
      <text:p text:style-name="P212">0x36F33-0x3705A 295 24</text:p>
      <text:p text:style-name="P212">0x36F52-0x37107 437 24</text:p>
      <text:p text:style-name="P212">0x36F75-0x37137 450 24</text:p>
      <text:p text:style-name="P212">0x36FFC-0x3719F 419 24</text:p>
      <text:p text:style-name="P212">0x3705B-0x37221 454 24</text:p>
      <text:p text:style-name="P212">0x37108-0x372D6 462 24</text:p>
      <text:p text:style-name="P212">0x37138-0x3734E 534 24</text:p>
      <text:p text:style-name="P212">0x371A0-0x37408 616 24</text:p>
      <text:p text:style-name="P212">0x37222-0x374B0 654 24</text:p>
      <text:p text:style-name="P212">0x372D7-0x3756F 664 24</text:p>
      <text:p text:style-name="P212">0x3734F-0x375B6 615 24</text:p>
      <text:p text:style-name="P212">0x37409-0x37622 537 24</text:p>
      <text:p text:style-name="P212">0x374B1-0x376C7 534 24</text:p>
      <text:p text:style-name="P212">0x37570-0x37780 528 24</text:p>
      <text:p text:style-name="P212">0x375B7-0x377E0 553 24</text:p>
      <text:p text:style-name="P212">0x37623-0x377FB 472 24</text:p>
      <text:p text:style-name="P212">0x376C8-0x37829 353 24</text:p>
      <text:p text:style-name="P212">0x37781-0x3786C 235 24</text:p>
      <text:p text:style-name="P212">0x377E1-0x378A2 193 24</text:p>
      <text:p text:style-name="P212">0x377FC-0x378F4 248 24</text:p>
      <text:p text:style-name="P212">0x3782A-0x379A0 374 24</text:p>
      <text:p text:style-name="P212">0x3786D-0x37A42 469 24</text:p>
      <text:p text:style-name="P212">0x378A3-0x37ABE 539 24</text:p>
      <text:p text:style-name="P212">0x378F5-0x37AF5 512 24</text:p>
      <text:p text:style-name="P212">0x379A1-0x37B21 384 24</text:p>
      <text:p text:style-name="P212">0x37A43-0x37B4C 265 24</text:p>
      <text:p text:style-name="P212">0x37ABF-0x37B7B 188 24</text:p>
      <text:p text:style-name="P212">0x37AF6-0x37BA6 176 24</text:p>
      <text:p text:style-name="P212">0x37B22-0x37C07 229 24</text:p>
      <text:p text:style-name="P212">0x37B4D-0x37C7F 306 24</text:p>
      <text:p text:style-name="P212">0x37B7C-0x37CCF 339 24</text:p>
      <text:p text:style-name="P212">0x37BA7-0x37D39 402 24</text:p>
      <text:p text:style-name="P212">0x37C08-0x37D77 367 24</text:p>
      <text:p text:style-name="P212">0x37C80-0x37DB0 304 24</text:p>
      <text:p text:style-name="P212">0x38089-0x382F6 621 24</text:p>
      <text:p text:style-name="P212">0x380CD-0x383B9 748 24</text:p>
      <text:p text:style-name="P212">0x38176-0x38430 698 24</text:p>
      <text:p text:style-name="P212">0x38239-0x384EF 694 24</text:p>
      <text:p text:style-name="P212">0x382F7-0x38520 553 24</text:p>
      <text:p text:style-name="P212">0x383BA-0x385A9 495 24</text:p>
      <text:p text:style-name="P212">0x38431-0x38617 486 24</text:p>
      <text:p text:style-name="P212">0x384F0-0x3867F 399 24</text:p>
      <text:p text:style-name="P212">0x38521-0x386B6 405 24</text:p>
      <text:p text:style-name="P212">0x385AA-0x38714 362 24</text:p>
      <text:p text:style-name="P212"><text:soft-page-break/>0x38618-0x387B3 411 24</text:p>
      <text:p text:style-name="P212">0x38680-0x38818 408 24</text:p>
      <text:p text:style-name="P212">0x386B7-0x388BC 517 24</text:p>
      <text:p text:style-name="P212">0x38715-0x3896A 597 24</text:p>
      <text:p text:style-name="P212">0x387B4-0x389D6 546 24</text:p>
      <text:p text:style-name="P212">0x38819-0x38A34 539 24</text:p>
      <text:p text:style-name="P212">0x388BD-0x38A61 420 24</text:p>
      <text:p text:style-name="P212">0x3896B-0x38ADD 370 24</text:p>
      <text:p text:style-name="P212">0x389D7-0x38B44 365 24</text:p>
      <text:p text:style-name="P212">0x38A35-0x38BF1 444 24</text:p>
      <text:p text:style-name="P212">0x38A62-0x38C76 532 24</text:p>
      <text:p text:style-name="P212">0x38ADE-0x38D2B 589 24</text:p>
      <text:p text:style-name="P212">0x38B45-0x38DDC 663 24</text:p>
      <text:p text:style-name="P212">0x38BF2-0x38E69 631 24</text:p>
      <text:p text:style-name="P212">0x38C77-0x38F2C 693 24</text:p>
      <text:p text:style-name="P212">0x38D2C-0x38FD0 676 24</text:p>
      <text:p text:style-name="P212">0x38DDD-0x3907C 671 24</text:p>
      <text:p text:style-name="P212">0x38E6A-0x390DD 627 24</text:p>
      <text:p text:style-name="P212">0x38F2D-0x39122 501 24</text:p>
      <text:p text:style-name="P212">0x38FD1-0x391B1 480 24</text:p>
      <text:p text:style-name="P212">0x3907D-0x39215 408 24</text:p>
      <text:p text:style-name="P212">0x390DE-0x392BB 477 24</text:p>
      <text:p text:style-name="P212">0x39123-0x3936A 583 24</text:p>
      <text:p text:style-name="P212">0x391B2-0x3942D 635 24</text:p>
      <text:p text:style-name="P212">0x39200-0x39486 646 24</text:p>
      <text:p text:style-name="P212">0x392BC-0x3948B 463 24</text:p>
      <text:p text:style-name="P212">0x3936B-0x394A0 309 24</text:p>
      <text:p text:style-name="P212">0x3942E-0x39532 260 24</text:p>
      <text:p text:style-name="P212">0x39487-0x395E9 354 24</text:p>
      <text:p text:style-name="P212">0x3948C-0x39678 492 24</text:p>
      <text:p text:style-name="P212">0x394A1-0x3973D 668 24</text:p>
      <text:p text:style-name="P212">0x39533-0x39800 717 24</text:p>
      <text:p text:style-name="P212">0x395EA-0x398AA 704 24</text:p>
      <text:p text:style-name="P212">0x39679-0x398B1 568 24</text:p>
      <text:p text:style-name="P212">0x3973E-0x3992A 492 24</text:p>
      <text:p text:style-name="P212">0x39801-0x399E7 486 24</text:p>
      <text:p text:style-name="P212">0x398AB-0x39A97 492 24</text:p>
      <text:p text:style-name="P212">0x398B2-0x39B2E 636 24</text:p>
      <text:p text:style-name="P212">0x3992B-0x39BEA 703 24</text:p>
      <text:p text:style-name="P212">0x399E8-0x39CAD 709 24</text:p>
      <text:p text:style-name="P212">0x39A98-0x39D70 728 24</text:p>
      <text:p text:style-name="P212">0x39B2F-0x39E28 761 24</text:p>
      <text:p text:style-name="P212">0x39BEB-0x39EE2 759 24</text:p>
      <text:p text:style-name="P212">0x39CAE-0x39F2C 638 24</text:p>
      <text:p text:style-name="P212">0x39D71-0x39FE5 628 24</text:p>
      <text:p text:style-name="P212">0x39E29-0x3A09C 627 24</text:p>
      <text:p text:style-name="P212">0x39EE3-0x3A160 637 24</text:p>
      <text:p text:style-name="P212">0x39F2B-0x3A21D 754 24</text:p>
      <text:p text:style-name="P212">0x39FE6-0x3A2E0 762 24</text:p>
      <text:p text:style-name="P212">0x3A09D-0x3A3A2 773 24</text:p>
      <text:p text:style-name="P212">0x3A161-0x3A3E7 646 24</text:p>
      <text:p text:style-name="P212">0x3C000-0x3C6E8 1768 96</text:p>
      <text:p text:style-name="P212">0x3C294-0x3C990 1788 96</text:p>
      <text:p text:style-name="P212">0x3C333-0x3C99F 1644 96</text:p>
      <text:p text:style-name="P212">0x3C61D-0x3CC69 1612 96</text:p>
      <text:p text:style-name="P212">0x3C6E9-0x3CC7F 1430 96</text:p>
      <text:p text:style-name="P212">0x3C991-0x3CE22 1169 96</text:p>
      <text:p text:style-name="P212">0x3C9A0-0x3CE45 1189 96</text:p>
      <text:p text:style-name="P212">0x3CC6A-0x3D080 1046 96</text:p>
      <text:p text:style-name="P212">0x3CC80-0x3D115 1173 96</text:p>
      <text:p text:style-name="P212">0x3CE23-0x3D3B7 1428 96</text:p>
      <text:p text:style-name="P212">0x3CE46-0x3D47A 1588 96</text:p>
      <text:p text:style-name="P212">0x3D081-0x3D66A 1513 96</text:p>
      <text:p text:style-name="P212">0x3D116-0x3D709 1523 96</text:p>
      <text:p text:style-name="P212"><text:soft-page-break/>0x3D3B8-0x3D973 1467 96</text:p>
      <text:p text:style-name="P212">0x3D47B-0x3DA2B 1456 96</text:p>
      <text:p text:style-name="P212">0x3D66B-0x3DB92 1319 96</text:p>
      <text:p text:style-name="P212">0x3D70A-0x3DC10 1286 96</text:p>
      <text:p text:style-name="P212">0x3D974-0x3DEE6 1394 96</text:p>
      <text:p text:style-name="P212">0x3DA2C-0x3DF6D 1345 96</text:p>
      <text:p text:style-name="P212">0x3FDEE-0x3FF7F 401 26</text:p>
      <text:p text:style-name="P212">0x40020-0x40F15 3829 188</text:p>
      <text:p text:style-name="P212">0x40F36-0x41C71 3387 151</text:p>
      <text:p text:style-name="P212">0x41C82-0x428F5 3187 138</text:p>
      <text:p text:style-name="P212">0x43406-0x43AD7 1745 134</text:p>
      <text:p text:style-name="P212">0x43AD8-0x43D57 639 44</text:p>
      <text:p text:style-name="P212">0x43D58-0x43DF7 159 12</text:p>
      <text:p text:style-name="P212">0x44650-0x457C3 4467 181</text:p>
      <text:p text:style-name="P212">0x457D4-0x464B0 3292 144</text:p>
      <text:p text:style-name="P212">0x464C1-0x46F57 2710 140</text:p>
      <text:p text:style-name="P212">0x46F68-0x47949 2529 117</text:p>
      <text:p text:style-name="P212">0x47861-0x47DDF 1406 71</text:p>
      <text:p text:style-name="P212">0x4794A-0x47FE4 1690 71</text:p>
      <text:p text:style-name="P212">0x49C00-0x49DD6 470 20</text:p>
      <text:p text:style-name="P212">0x49DD7-0x4A035 606 28</text:p>
      <text:p text:style-name="P212">0x4A036-0x4A26F 569 26</text:p>
      <text:p text:style-name="P212">0x4A270-0x4A3BB 331 16</text:p>
      <text:p text:style-name="P212">0x4A3BC-0x4A5DF 547 25</text:p>
      <text:p text:style-name="P212">0x4A5E0-0x4A7FC 540 30</text:p>
      <text:p text:style-name="P212">0x4A6B3-0x4A8EB 568 30</text:p>
      <text:p text:style-name="P212">0x4A79C-0x4A9DC 576 30</text:p>
      <text:p text:style-name="P212">0x4A7F8-0x4AABA 706 30</text:p>
      <text:p text:style-name="P212">0x4A7FD-0x4AABF 706 30</text:p>
      <text:p text:style-name="P212">0x4AAC0-0x4AB9C 220 17</text:p>
      <text:p text:style-name="P212">0x4AB9D-0x4AD29 396 22</text:p>
      <text:p text:style-name="P212">0x4AD2A-0x4AF90 614 26</text:p>
      <text:p text:style-name="P212">0x4AF91-0x4B176 485 20</text:p>
      <text:p text:style-name="P212">0x4B177-0x4B243 204 9</text:p>
      <text:p text:style-name="P212">0x4B244-0x4B387 323 18</text:p>
      <text:p text:style-name="P212">0x4B398-0x4BE83 2795 102</text:p>
      <text:p text:style-name="P212">0x4C010-0x4CDBD 3501 165</text:p>
      <text:p text:style-name="P212">0x4CBD2-0x4D508 2358 91</text:p>
      <text:p text:style-name="P212">0x4CDBE-0x4D6EC 2350 91</text:p>
      <text:p text:style-name="P212">0x4D62A-0x4DAEE 1220 49</text:p>
      <text:p text:style-name="P212">0x4D6ED-0x4DC24 1335 49</text:p>
      <text:p text:style-name="P212">0x4DC25-0x4EA0E 3561 153</text:p>
      <text:p text:style-name="P212">0x4EA03-0x4F289 2182 94</text:p>
      <text:p text:style-name="P212">0x4F26D-0x4FD82 2837 133</text:p>
      <text:p text:style-name="P212">0x4FD83-0x4FF58 469 20</text:p>
      <text:p text:style-name="P212">0x50008-0x50FEA 4066 160</text:p>
      <text:p text:style-name="P212">0x50F0C-0x515C0 1716 74</text:p>
      <text:p text:style-name="P212">0x50FEB-0x517C3 2008 74</text:p>
      <text:p text:style-name="P212">0x517C4-0x524D9 3349 154</text:p>
      <text:p text:style-name="P212">0x524EA-0x52BA1 1719 96</text:p>
      <text:p text:style-name="P212">0x52BA2-0x53394 2034 75</text:p>
      <text:p text:style-name="P212">0x53395-0x53DBB 2598 127</text:p>
      <text:p text:style-name="P212">0x57A97-0x57FDA 1347 47</text:p>
      <text:p text:style-name="P212">0x58570-0x5AC7C 9996 405</text:p>
      <text:p text:style-name="P212">0x5AC8D-0x5B9D6 3401 141</text:p>
      <text:p text:style-name="P212">0x5B9E7-0x5BC31 586 27</text:p>
      <text:p text:style-name="P212">0x5BC32-0x5BFF5 963 96</text:p>
      <text:p text:style-name="P212">0x5C000-0x5C653 1619 96</text:p>
      <text:p text:style-name="P212">0x5C259-0x5C7E4 1419 96</text:p>
      <text:p text:style-name="P212">0x5C31E-0x5C8DC 1470 96</text:p>
      <text:p text:style-name="P212">0x5C592-0x5CAC1 1327 96</text:p>
      <text:p text:style-name="P212">0x5C654-0x5CBA5 1361 96</text:p>
      <text:p text:style-name="P212">0x5C7E5-0x5CDF2 1549 96</text:p>
      <text:p text:style-name="P212">0x5C8DD-0x5CF8D 1712 96</text:p>
      <text:p text:style-name="P212"><text:soft-page-break/>0x5CAC2-0x5D1F0 1838 96</text:p>
      <text:p text:style-name="P212">0x5CBA6-0x5D2EC 1862 96</text:p>
      <text:p text:style-name="P212">0x5CDF3-0x5D51D 1834 96</text:p>
      <text:p text:style-name="P212">0x5CF8E-0x5D61A 1676 96</text:p>
      <text:p text:style-name="P212">0x5D1F1-0x5D84F 1630 96</text:p>
      <text:p text:style-name="P212">0x5D2ED-0x5D948 1627 96</text:p>
      <text:p text:style-name="P212">0x5D51E-0x5DB83 1637 96</text:p>
      <text:p text:style-name="P212">0x5D61B-0x5DCA2 1671 96</text:p>
      <text:p text:style-name="P212">0x5D850-0x5DECA 1658 96</text:p>
      <text:p text:style-name="P212">0x5D949-0x5DFE2 1689 96</text:p>
      <text:p text:style-name="P212">0x5DB84-0x5E220 1692 96</text:p>
      <text:p text:style-name="P212">0x5DCA3-0x5E30F 1644 96</text:p>
      <text:p text:style-name="P212">0x5DECB-0x5E53B 1648 96</text:p>
      <text:p text:style-name="P212">0x5DFE3-0x5E64B 1640 96</text:p>
      <text:p text:style-name="P212">0x5E221-0x5E8CC 1707 96</text:p>
      <text:p text:style-name="P212">0x5E310-0x5EA9E 1934 96</text:p>
      <text:p text:style-name="P212">0x5EB6F-0x5F766 3063 176</text:p>
      <text:p text:style-name="P212">0x5F778-0x5FFE8 2160 98</text:p>
      <text:p text:style-name="P212">0x600A1-0x6020A 361 24</text:p>
      <text:p text:style-name="P212">0x600A7-0x6029B 500 24</text:p>
      <text:p text:style-name="P212">0x600C2-0x6031B 601 24</text:p>
      <text:p text:style-name="P212">0x6016E-0x6037B 525 24</text:p>
      <text:p text:style-name="P212">0x6020B-0x60384 377 24</text:p>
      <text:p text:style-name="P212">0x6029C-0x6038D 241 24</text:p>
      <text:p text:style-name="P212">0x6031C-0x60429 269 24</text:p>
      <text:p text:style-name="P212">0x6037C-0x604CA 334 24</text:p>
      <text:p text:style-name="P212">0x60385-0x60507 386 24</text:p>
      <text:p text:style-name="P212">0x6038E-0x60544 438 24</text:p>
      <text:p text:style-name="P212">0x6042A-0x605D3 425 24</text:p>
      <text:p text:style-name="P212">0x604CB-0x60672 423 24</text:p>
      <text:p text:style-name="P212">0x60508-0x606E7 479 24</text:p>
      <text:p text:style-name="P212">0x60545-0x60761 540 24</text:p>
      <text:p text:style-name="P212">0x60750-0x60988 568 24</text:p>
      <text:p text:style-name="P212">0x60809-0x60A1F 534 24</text:p>
      <text:p text:style-name="P212">0x60864-0x60A83 543 24</text:p>
      <text:p text:style-name="P212">0x608FA-0x60B31 567 24</text:p>
      <text:p text:style-name="P212">0x60989-0x60B7E 501 24</text:p>
      <text:p text:style-name="P212">0x60A20-0x60BDA 442 24</text:p>
      <text:p text:style-name="P212">0x60A84-0x60C71 493 24</text:p>
      <text:p text:style-name="P212">0x60B32-0x60CF9 455 24</text:p>
      <text:p text:style-name="P212">0x60B7F-0x60D96 535 24</text:p>
      <text:p text:style-name="P212">0x60BDB-0x60E20 581 24</text:p>
      <text:p text:style-name="P212">0x60C72-0x60EC2 592 24</text:p>
      <text:p text:style-name="P212">0x60CFA-0x60F41 583 24</text:p>
      <text:p text:style-name="P212">0x60FD4-0x61194 448 24</text:p>
      <text:p text:style-name="P212">0x60FE4-0x61139 341 24</text:p>
      <text:p text:style-name="P212">0x60FE9-0x61194 427 24</text:p>
      <text:p text:style-name="P212">0x6105B-0x61199 318 24</text:p>
      <text:p text:style-name="P212">0x610BE-0x611CA 268 24</text:p>
      <text:p text:style-name="P212">0x6113A-0x6125C 290 24</text:p>
      <text:p text:style-name="P212">0x61195-0x612DD 328 24</text:p>
      <text:p text:style-name="P212">0x6119A-0x61368 462 24</text:p>
      <text:p text:style-name="P212">0x611CB-0x613D8 525 24</text:p>
      <text:p text:style-name="P212">0x6147B-0x6164A 463 24</text:p>
      <text:p text:style-name="P212">0x61480-0x616A8 552 24</text:p>
      <text:p text:style-name="P212">0x61524-0x6173F 539 24</text:p>
      <text:p text:style-name="P212">0x615BA-0x617CB 529 24</text:p>
      <text:p text:style-name="P212">0x6164B-0x61827 476 24</text:p>
      <text:p text:style-name="P212">0x616A9-0x61863 442 24</text:p>
      <text:p text:style-name="P212">0x61740-0x618A0 352 24</text:p>
      <text:p text:style-name="P212">0x617CC-0x61922 342 24</text:p>
      <text:p text:style-name="P212">0x61828-0x61989 353 24</text:p>
      <text:p text:style-name="P212">0x61864-0x61A10 428 24</text:p>
      <text:p text:style-name="P212">0x618A1-0x61A79 472 24</text:p>
      <text:p text:style-name="P212"><text:soft-page-break/>0x61923-0x61B10 493 24</text:p>
      <text:p text:style-name="P212">0x6198A-0x61B49 447 24</text:p>
      <text:p text:style-name="P212">0x61A11-0x61B7B 362 24</text:p>
      <text:p text:style-name="P212">0x61A7A-0x61BCB 337 24</text:p>
      <text:p text:style-name="P212">0x61B11-0x61C06 245 24</text:p>
      <text:p text:style-name="P212">0x61E2D-0x61FC0 403 24</text:p>
      <text:p text:style-name="P212">0x61E32-0x62042 528 24</text:p>
      <text:p text:style-name="P212">0x61EB8-0x620C0 520 24</text:p>
      <text:p text:style-name="P212">0x61F3C-0x62147 523 24</text:p>
      <text:p text:style-name="P212">0x61FC1-0x621C9 520 24</text:p>
      <text:p text:style-name="P212">0x62043-0x6224F 524 24</text:p>
      <text:p text:style-name="P212">0x622F2-0x6241C 298 24</text:p>
      <text:p text:style-name="P212">0x622F7-0x62483 396 24</text:p>
      <text:p text:style-name="P212">0x6258A-0x625DF 85 4</text:p>
      <text:p text:style-name="P212">0x64000-0x6493A 2362 96</text:p>
      <text:p text:style-name="P212">0x6493B-0x65754 3609 154</text:p>
      <text:p text:style-name="P212">0x65755-0x664CF 3450 141</text:p>
      <text:p text:style-name="P212">0x664D0-0x66A49 1401 53</text:p>
      <text:p text:style-name="P212">0x66A4A-0x67325 2267 90</text:p>
      <text:p text:style-name="P212">0x67326-0x67FFF 3289 116</text:p>
      <text:p text:style-name="P212">0x67D31-0x6875C 2603 119</text:p>
      <text:p text:style-name="P212">0x67FF7-0x68A1E 2599 119</text:p>
      <text:p text:style-name="P212">0x687B9-0x69459 3232 129</text:p>
      <text:p text:style-name="P212">0x68A16-0x69747 3377 129</text:p>
      <text:p text:style-name="P212">0x69748-0x6A17F 2615 111</text:p>
      <text:p text:style-name="P212">0x6A02A-0x6A61C 1522 52</text:p>
      <text:p text:style-name="P212">0x6A180-0x6A7B7 1591 52</text:p>
      <text:p text:style-name="P212">0x6A7B8-0x6B17D 2501 88</text:p>
      <text:p text:style-name="P212">0x6B17E-0x6BFDB 3677 132</text:p>
      <text:p text:style-name="P212">0x6C000-0x6CE18 3608 135</text:p>
      <text:p text:style-name="P212">0x6CB2F-0x6D69D 2926 108</text:p>
      <text:p text:style-name="P212">0x6CE19-0x6D978 2911 108</text:p>
      <text:p text:style-name="P212">0x6D834-0x6DDC3 1423 51</text:p>
      <text:p text:style-name="P212">0x6D979-0x6DF25 1452 51</text:p>
      <text:p text:style-name="P212">0x6DF26-0x6E75D 2103 69</text:p>
      <text:p text:style-name="P212">0x6E75E-0x6EB03 933 31</text:p>
      <text:p text:style-name="P212">0x6EA89-0x6ED74 747 36</text:p>
      <text:p text:style-name="P212">0x6EB04-0x6EE6B 871 36</text:p>
      <text:p text:style-name="P212">0x6EE6C-0x6F40A 1438 48</text:p>
      <text:p text:style-name="P212">0x726C0-0x72BCF 1295 96</text:p>
      <text:p text:style-name="P212">0x728BE-0x72E01 1347 96</text:p>
      <text:p text:style-name="P212">0x72935-0x72EC8 1427 96</text:p>
      <text:p text:style-name="P212">0x72B43-0x730DD 1434 96</text:p>
      <text:p text:style-name="P212">0x72BD0-0x7320B 1595 96</text:p>
      <text:p text:style-name="P212">0x72E02-0x7343D 1595 96</text:p>
      <text:p text:style-name="P212">0x72EC9-0x735C1 1784 96</text:p>
      <text:p text:style-name="P212">0x730DE-0x737CF 1777 96</text:p>
      <text:p text:style-name="P212">0x7320C-0x73959 1869 96</text:p>
      <text:p text:style-name="P212">0x73439-0x73B55 1820 96</text:p>
      <text:p text:style-name="P212">0x735C2-0x73CFF 1853 96</text:p>
      <text:p text:style-name="P212">0x73D00-0x73E87 391 48</text:p>
      <text:p text:style-name="P212">0x73DDF-0x73F62 387 48</text:p>
      <text:p text:style-name="P212">0x73E00-0x73F95 405 48</text:p>
      <text:p text:style-name="P212">0x747B8-0x77629 11889 413</text:p>
      <text:p text:style-name="P212">0x7763A-0x77F45 2315 90</text:p>
      <text:p text:style-name="P212">0x78010-0x78F61 3921 132</text:p>
      <text:p text:style-name="P212">0x78F72-0x79C2A 3256 109</text:p>
      <text:p text:style-name="P212">0x79C3B-0x7AA4D 3602 124</text:p>
      <text:p text:style-name="P212">0x7AA5E-0x7B30B 2221 91</text:p>
      <text:p text:style-name="P212">0x7B31C-0x7BFDD 3265 122</text:p>
      <text:p text:style-name="P212">0x7C010-0x7CADA 2762 100</text:p>
      <text:p text:style-name="P212">0x7CAEB-0x7D675 2954 118</text:p>
      <text:p text:style-name="P212">0x7D687-0x7E8BC 4661 159</text:p>
      <text:p text:style-name="P212">0x7E2E1-0x7FC95 6580 256</text:p>
      <text:p text:style-name="P212"><text:soft-page-break/>0x7E8BD-0x7FFFE 5953 256</text:p>
      <text:p text:style-name="P176"/>
      <text:p text:style-name="P176"/>
      <text:p text:style-name="P176"/>
      <text:p text:style-name="P181"><text:span text:style-name="T69">0x58000-</text:span><text:bookmark-start text:name="__DdeLink__3660_1053501323"/><text:span text:style-name="T69">0x5856F</text:span><text:bookmark-end text:name="__DdeLink__3660_1053501323"/> — Big tiles (All cities, villages) <text:span text:style-name="T91">(174 == 0xAE)</text:span></text:p>
      <text:p text:style-name="P178"><text:bookmark-start text:name="__DdeLink__3666_1053501323"/><text:bookmark-start text:name="__DdeLink__3662_1053501323"/><text:span text:style-name="T69">0x58570</text:span><text:bookmark-end text:name="__DdeLink__3666_1053501323"/><text:bookmark-end text:name="__DdeLink__3662_1053501323"/><text:span text:style-name="T70">-0x5AC7C</text:span><text:span text:style-name="T79"> - 4 BitPlanes for tiles (RLE compressed)</text:span></text:p>
      <text:p text:style-name="P178"/>
      <text:p text:style-name="P189"><text:bookmark-start text:name="__DdeLink__3656_1465995002"/><text:span text:style-name="T69">0x60000-0x600A1</text:span> - MapPiece pointers #0<text:bookmark-end text:name="__DdeLink__3656_1465995002"/></text:p>
      <text:p text:style-name="P190"><text:span text:style-name="T71">0x600A2-0x60761</text:span><text:bookmark-start text:name="__DdeLink__3654_1465995002"/> - MapPieces #0<text:bookmark-end text:name="__DdeLink__3654_1465995002"/> <text:span text:style-name="T82">(RLE compressed)</text:span></text:p>
      <text:p text:style-name="P190"><text:span text:style-name="T71">0x60762-0x60803</text:span> - MapPiece pointers #<text:span text:style-name="T81">1</text:span></text:p>
      <text:p text:style-name="P191"><text:span text:style-name="T71">0x60804-0x60F41</text:span> - MapPieces #1 <text:span text:style-name="T82">(RLE compressed)</text:span></text:p>
      <text:p text:style-name="P190"><text:span text:style-name="T71">0x60F42-0x60FE3</text:span> - MapPiece pointers #<text:span text:style-name="T81">2</text:span></text:p>
      <text:p text:style-name="P191"><text:span text:style-name="T71">0x60FE4-0x613D8</text:span> - MapPieces #2 <text:span text:style-name="T82">(RLE compressed)</text:span></text:p>
      <text:p text:style-name="P190"><text:span text:style-name="T71">0x613D9-0x6147A</text:span> - MapPiece pointers #<text:span text:style-name="T81">3</text:span></text:p>
      <text:p text:style-name="P191"><text:span text:style-name="T71">0x6147B-0x61C06</text:span> - MapPieces #3 <text:span text:style-name="T82">(RLE compressed)</text:span></text:p>
      <text:p text:style-name="P190"><text:span text:style-name="T71">0x61C07-0x61CA8</text:span><text:bookmark-start text:name="__DdeLink__3656_14659950021"/> - MapPiece pointers #<text:bookmark-end text:name="__DdeLink__3656_14659950021"/><text:span text:style-name="T81">4</text:span></text:p>
      <text:p text:style-name="P191"><text:span text:style-name="T71">0x61CA9-0x61D8A</text:span><text:bookmark-start text:name="__DdeLink__3654_14659950021"/> - MapPieces #<text:bookmark-end text:name="__DdeLink__3654_14659950021"/><text:span text:style-name="T81">4</text:span> <text:span text:style-name="T82">(RLE compressed)</text:span></text:p>
      <text:p text:style-name="P190"><text:span text:style-name="T71">0x61D8B-0x61E2C</text:span> - MapPiece pointers #<text:span text:style-name="T81">5</text:span></text:p>
      <text:p text:style-name="P191"><text:span text:style-name="T71">0x61E2D-0x6224F</text:span> - MapPieces #<text:span text:style-name="T81">5</text:span><text:bookmark-start text:name="__DdeLink__3588_882602760"/> <text:span text:style-name="T82">(RLE compressed)</text:span><text:bookmark-end text:name="__DdeLink__3588_882602760"/></text:p>
      <text:p text:style-name="P190"><text:span text:style-name="T71">0x62250-0x622F1</text:span> - MapPiece pointers #<text:span text:style-name="T81">6</text:span></text:p>
      <text:p text:style-name="P192"><text:span text:style-name="T71">0x622F2-0x62483</text:span> - MapPieces #<text:span text:style-name="T81">6</text:span> <text:span text:style-name="T82">(RLE compressed)</text:span></text:p>
      <text:p text:style-name="P193"/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5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/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/>
      <text:p text:style-name="P188"/>
      <text:p text:style-name="P187"/>
      <text:p text:style-name="P148">- <text:span text:style-name="T66">Необходимо отыскать карты планет. Скорее всего, они сделаны по такому же принципу.</text:span></text:p>
      <text:p text:style-name="P179"><text:span text:style-name="T88">- </text:span><text:span text:style-name="T89">Понять — координаты на карте глобальные или относительные. </text:span><text:span text:style-name="T66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10"/>
      <text:p text:style-name="P211"/>
      <text:p text:style-name="P211"/>
      <text:p text:style-name="P211"/>
      <text:p text:style-name="P209"/>
      <text:p text:style-name="P203"><text:soft-page-break/><text:span text:style-name="T69">34000-</text:span><text:span text:style-name="T77">37DB0</text:span> <text:span text:style-name="T85">—</text:span> карт<text:span text:style-name="T86">ы</text:span> Палмы, <text:span text:style-name="T90">Мотавии, их 2 штуки.</text:span></text:p>
      <text:p text:style-name="P198"/>
      <text:p text:style-name="P207"><text:span text:style-name="T69">38000-</text:span><text:span text:style-name="T73">3A3E7</text:span> <text:span text:style-name="T85">—</text:span> карта <text:span text:style-name="T90">Дезориса</text:span></text:p>
      <text:p text:style-name="P200"><text:span text:style-name="T69">3A</text:span><text:span text:style-name="T76">3E</text:span><text:span text:style-name="T77">8</text:span><text:span text:style-name="T76">-3B2E7</text:span><text:span text:style-name="T85"> — анимированный тайлы планет</text:span></text:p>
      <text:p text:style-name="P200"/>
      <text:p text:style-name="P208">3B2E8-3BAE7 — анимация муравьиных львов</text:p>
      <text:p text:style-name="P202"/>
      <text:p text:style-name="P208">44000-4463F — анимация какого-то глаза</text:p>
      <text:p text:style-name="P208"/>
      <text:p text:style-name="P208">48000-49BFF — анимация транспорта</text:p>
      <text:p text:style-name="P208"/>
      <text:p text:style-name="P208"/>
      <text:p text:style-name="P199"><text:span text:style-name="T69">70000-70A7F</text:span> — спрайты Алисы, <text:span text:style-name="T92">Лутза, Тайлона, Мау</text:span></text:p>
      <text:p text:style-name="P199"><text:span text:style-name="T86"><text:s text:c="6"/></text:span><text:span text:style-name="T72">726BF</text:span><text:span text:style-name="T86"> — последний спрайт героя</text:span></text:p>
      <text:p text:style-name="P179"/>
      <text:p text:style-name="P195"><text:bookmark-start text:name="__DdeLink__3664_1053501323"/><text:span text:style-name="T69">74000</text:span><text:bookmark-end text:name="__DdeLink__3664_1053501323"/><text:span text:style-name="T69">-</text:span><text:span text:style-name="T74">747B7</text:span> — <text:span text:style-name="T84">большие тайлы</text:span> <text:span text:style-name="T87">всех 3 планет (247 == 0xF7)</text:span></text:p>
      <text:p text:style-name="P197"><text:bookmark-start text:name="__DdeLink__3670_1053501323"/><text:bookmark-start text:name="__DdeLink__3668_1053501323"/><text:bookmark-start text:name="__DdeLink__3590_882602760"/><text:span text:style-name="T75">747B8</text:span><text:bookmark-end text:name="__DdeLink__3670_1053501323"/><text:bookmark-end text:name="__DdeLink__3668_1053501323"/><text:span text:style-name="T75">-77629</text:span><text:bookmark-end text:name="__DdeLink__3590_882602760"/> — тай<text:span text:style-name="T85">л</text:span>ы<text:span text:style-name="T83"> всех 3 планет. Различаются палитрой</text:span></text:p>
      <text:p text:style-name="P201"/>
      <text:p text:style-name="P196"/>
      <text:p text:style-name="P196"/>
      <text:p text:style-name="P196"/>
      <text:p text:style-name="P20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2"/>
      <text:p text:style-name="P204">На завтра — оформить логику чтения всех карт.</text:p>
      <text:p text:style-name="P204"/>
      <text:p text:style-name="P205">Так же нужно больше информации по РОМу</text:p>
      <text:p text:style-name="P205"/>
      <text:p text:style-name="P205">Для любознательных понять, как ограничивается карта, как вычисляется палитра</text:p>
      <text:p text:style-name="P205"/>
      <text:p text:style-name="P213"/>
      <text:p text:style-name="P215"/>
      <text:p text:style-name="P215">D2B-D3A</text:p>
      <text:p text:style-name="P215">; Data from CEB to DA2 (184 bytes)<text:tab/></text:p>
      <text:p text:style-name="P215"><text:tab/>.db $08 $00 $3F $01 $03 $0B $0F $2F $06 $38 $3C $25 $2A $04 $30 $0C</text:p>
      <text:p text:style-name="P215"><text:tab/>.db $08 $08 $00 $3F $01 $03 $0B $0F $2F $06 $38 $3C $25 $2A $04 $30</text:p>
      <text:p text:style-name="P215"><text:tab/>.db $0C $2F $3F $00 $3F $24 $03 $3C $0F $3F $28 $38 $3C $25 $2A $04</text:p>
      <text:p text:style-name="P215"><text:tab/>.db $30 $0C $3F $09 $00 $3F $06 $2F $0B $0C $04 $2A $25 $3C $38 $30</text:p>
      <text:p text:style-name="P215"><text:tab/>.db <text:span text:style-name="T69">$03 $02 $08 $09 $08 $0C $08 $00 $3F $06 $2F $0B $0C $04 $2A $25</text:span></text:p>
      <text:p text:style-name="P215"><text:tab/>.db $3C $38 $30 $03 $02 $08 $08 $0C $04 $2A $00 $3F $06 $2F $0B $0C</text:p>
      <text:p text:style-name="P215"><text:tab/>.db $04 $2A $25 $3C $38 $30 $03 $02 $08 $2A $2A $2A $2F $00 $3F $06</text:p>
      <text:p text:style-name="P215"><text:tab/>.db $2F $0B $0C $04 $2A $25 $3C $38 $30 $03 $02 $08 $2F $0B $06 $3F</text:p>
      <text:p text:style-name="P215"><text:tab/>.db $00 $3F $06 $2F $0B $0C $04 $2A $25 $3C $38 $30 $03 $02 $3F $3F</text:p>
      <text:p text:style-name="P215"><text:tab/>.db $3C $38 $00 $00 $3F $06 $2F $0B $0C $04 $2A $25 $3C $38 $30 $03</text:p>
      <text:p text:style-name="P215"><text:tab/>.db $02 $08 $00 $00 $00 $3C $00 $3F $06 $2F $0B $0C $04 $2A $25 $3C</text:p>
      <text:p text:style-name="P215"><text:tab/>.db $38 $30 $03 $02 $08 $3C $3C $3C</text:p>
      <text:p text:style-name="P215"><text:tab/></text:p>
      <text:p text:style-name="P215">; Data from DA3 to DB1 (15 bytes)<text:tab/></text:p>
      <text:p text:style-name="P215">_DATA_DA3_:<text:tab/></text:p>
      <text:p text:style-name="P215"><text:tab/>.db <text:span text:style-name="T69">$00 $3F $2B $0B $2F $37 $0F $38 $34 $06 $01 $2A $25 $00 $00</text:span></text:p>
      <text:p text:style-name="P215"/>
      <text:p text:style-name="P244">E31-E40</text:p>
      <text:p text:style-name="P215">; Data from E01 to E8A (138 bytes)<text:tab/></text:p>
      <text:p text:style-name="P215"><text:tab/>.db $0D $00 $00 $01 $01 $00 $01 $1D $FC $0C $B9 $A9 $00 $80 $0E $00</text:p>
      <text:p text:style-name="P215"><text:tab/>.db $00 $00 $00 $00 $00 $1D $0D $0D $E3 $A9 $00 $80 $0E $00 $00 $00</text:p>
      <text:p text:style-name="P215"><text:tab/>.db $00 $00 $00 $1D $0D $0D $49 $AA $00 $80 $18 $00 $00 $00 $00 $00</text:p>
      <text:p text:style-name="P215"><text:tab/>.db <text:span text:style-name="T69">$00 $16 $1E $0D $4A $AA $62 $87 $18 $00 $00 $00 $00 $00 $00 $16</text:span></text:p>
      <text:p text:style-name="P215"><text:tab/>.db $31 $0D $70 $AB $42 $8F $18 $00 $00 $00 $00 $00 $00 $16 $44 $0D</text:p>
      <text:p text:style-name="P215"><text:tab/>.db $8B $AC $D9 $93 $18 $00 $00 $00 $00 $00 $00 $16 $57 $0D $F7 $AC</text:p>
      <text:p text:style-name="P215"><text:tab/>.db $07 $9C $18 $00 $00 $00 $00 $00 $00 $16 $6A $0D $5F $AE $8B $9D</text:p>
      <text:p text:style-name="P215"><text:tab/>.db $18 $00 $00 $00 $00 $00 $00 $16 $7D $0D $71 $AE $50 $A2 $18 $00</text:p>
      <text:p text:style-name="P215"><text:tab/>.db $00 $00 $00 $00 $00 $16 $90 $0D $37 $AF</text:p>
      <text:p text:style-name="P215"><text:tab/></text:p>
      <text:p text:style-name="P215"/>
      <text:p text:style-name="P216"><text:soft-page-break/>; 1st entry of Pointer Table from D6F4 (indexed by _RAM_C800_)<text:tab/></text:p>
      <text:p text:style-name="P216">; Data from D80C to D81E (19 bytes)<text:tab/></text:p>
      <text:p text:style-name="P216">_DATA_D80C_:<text:tab/></text:p>
      <text:p text:style-name="P216"><text:tab/>.db <text:span text:style-name="T69">$06 $F7 $F7 $FF $FF $07 $07 $00 $AA $08 $AB $00 $AC $08 $AD $00</text:span></text:p>
      <text:p text:style-name="P216"><text:tab/>.db <text:span text:style-name="T69">$AE $08 $AF</text:span></text:p>
      <text:p text:style-name="P216"><text:tab/></text:p>
      <text:p text:style-name="P216">; 3rd entry of Pointer Table from D6F4 (indexed by _RAM_C800_)<text:tab/></text:p>
      <text:p text:style-name="P216">; Data from D81F to D831 (19 bytes)<text:tab/></text:p>
      <text:p text:style-name="P216">_DATA_D81F_:<text:tab/></text:p>
      <text:p text:style-name="P216"><text:tab/>.db <text:span text:style-name="T69">$06 $F7 $F7 $FF $FF $07 $07 $00 $B0 $08 $B1 $00 $B2 $08 $B3 $00</text:span></text:p>
      <text:p text:style-name="P216"><text:tab/>.db <text:span text:style-name="T69">$B4 $08 $B5</text:span></text:p>
      <text:p text:style-name="P216"><text:tab/></text:p>
      <text:p text:style-name="P216">; 4th entry of Pointer Table from D6F4 (indexed by _RAM_C800_)<text:tab/></text:p>
      <text:p text:style-name="P216">; Data from D832 to D844 (19 bytes)<text:tab/></text:p>
      <text:p text:style-name="P216">_DATA_D832_:<text:tab/></text:p>
      <text:p text:style-name="P216"><text:tab/>.db <text:span text:style-name="T69">$06 $F7 $F7 $FF $FF $07 $07 $00 $B6 $08 $B7 $00 $B8 $08 $B9 $00</text:span></text:p>
      <text:p text:style-name="P216"><text:tab/>.db <text:span text:style-name="T69">$BA $08 $BB</text:span></text:p>
      <text:p text:style-name="P216"><text:tab/></text:p>
      <text:p text:style-name="P216">; 5th entry of Pointer Table from D6F4 (indexed by _RAM_C800_)<text:tab/></text:p>
      <text:p text:style-name="P216">; Data from D845 to D851 (13 bytes)<text:tab/></text:p>
      <text:p text:style-name="P216">_DATA_D845_:<text:tab/></text:p>
      <text:p text:style-name="P216"><text:tab/>.db <text:span text:style-name="T69">$04 $FF $FF $07 $07 $00 $BC $08 $BD $00 $BE $08 $BF</text:span></text:p>
      <text:p text:style-name="P216"><text:tab/></text:p>
      <text:p text:style-name="P216"/>
      <text:p text:style-name="P216"/>
      <text:p text:style-name="P206"/>
      <text:p text:style-name="P243">FE03 = $A2</text:p>
      <text:p text:style-name="P214">; Data from FC6F to FE1C (430 bytes)<text:tab/></text:p>
      <text:p text:style-name="P214">_DATA_FC6F_:<text:tab/></text:p>
      <text:p text:style-name="P214"><text:tab/>.db $12 $12 $12 $12 $12 $12 $12 $22 $22 $12 $8A $8A $8A $8A $22 $13</text:p>
      <text:p text:style-name="P214"><text:tab/>.db $13 $13 $13 $13 $13 $13 $13 $52 $52 $52 $52 $52 $52 $52 $52 $52</text:p>
      <text:p text:style-name="P214"><text:tab/>.db $52 $12 $12 $12 $12 $B2 $52 $9A $9A $9A $9A $13 $13 $13 $13 $13</text:p>
      <text:p text:style-name="P214"><text:tab/>.db $13 $13 $13 $13 $13 $1A $13 $40 $40 $40 $40 $41 $41 $41 $41 $41</text:p>
      <text:p text:style-name="P214"><text:tab/>.db $41 $41 $41 $31 $31 $52 $52 $52 $52 $32 $32 $32 $32 $32 $32 $32</text:p>
      <text:p text:style-name="P214"><text:tab/>.db $32 $32 $1A $1A $1A $1A $1A $1A $1A $1A $1A $12 $12 $22 $26 $74</text:p>
      <text:p text:style-name="P214"><text:tab/>.db $74 $74 $74 $74 $13 $13 $13 $13 $13 $13 $53 $53 $5A $5A $63 $63</text:p>
      <text:p text:style-name="P214"><text:tab/>.db $6A $6A $13 $13 $13 $13 $9A $9A $9A $9A $1A $1A $1A $1A $1A $1A</text:p>
      <text:p text:style-name="P214"><text:tab/>.db $1A $1A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3 $13 $13 $13 $13 $13</text:p>
      <text:p text:style-name="P214"><text:tab/>.db $13 $13 $62 $56 $56 $56 $56 $B6 $12 $12 $12 $12 $12 $12 $B6 $B6</text:p>
      <text:p text:style-name="P214"><text:tab/>.db $B6 $B6 $43 $12 $12 $12 $12 $66 $63 $63 $63 $63 $63 $63 $63 $63</text:p>
      <text:p text:style-name="P214"><text:tab/>.db $12 $12 $12 $12 $12 $12 $12 $12 $1A $1A $1A $1A $12 $12 $12 $62</text:p>
      <text:p text:style-name="P214"><text:tab/>.db $C2 $12 $43 $43 $43 $43 $6A $10 $10 $10 $10 $10 $10 $10 $10 $10</text:p>
      <text:p text:style-name="P214"><text:tab/>.db $82 $82 $83 $83 $83 $83 $83 $83 $83 $83 $83 $83 $8A $8A $83 $83</text:p>
      <text:p text:style-name="P214"><text:tab/>.db $8A $8A $83 $83 $8A $8A $83 $83 $8A $8A $83 $83 $8A $8A $83 $83</text:p>
      <text:p text:style-name="P214"><text:tab/>.db $8A $8A $83 $83 $83 $83 $83 $83 $83 $83 $83 $82 $82 $83 $83 $83</text:p>
      <text:p text:style-name="P214"><text:tab/>.db $83 $83 $83 $83 $83 $83 $83 $83 $83 $83 $83 $83 $83 $83 $83 $83</text:p>
      <text:p text:style-name="P214"><text:tab/>.db $83 $83 $83 $83 $83 $83 $8A $83 $8A $82 $82 $82 $A4 $A3 $A3 $A3</text:p>
      <text:p text:style-name="P214"><text:tab/>.db $A3 $A3 $A3 $AA $AA $AA $AA $A2 $A2 $A2 $A2 $12 $A3 $A2 $AA $A2</text:p>
      <text:p text:style-name="P214"><text:tab/>.db $83 $83 $8A $8A $83 $8A $83 $93 $93 $93 $93 $93 $93 $93 $93 $93</text:p>
      <text:p text:style-name="P214"><text:tab/>.db $93 $93 $93 $93 $93 $93 $93 $92 $93 $93 $9A $9A $93 $93 $9A $9A</text:p>
      <text:p text:style-name="P214"><text:tab/>.db $93 $93 $9A $9A $93 $93 $9A $9A $93 $93 $9A $9A $93 $9A $93 $9A</text:p>
      <text:p text:style-name="P214"><text:tab/>.db $93 $9A $A2 $A3 <text:span text:style-name="T69">$A2</text:span> $AA $83 $83 $83 $83 $1A $1A $1A $1A $83 $83</text:p>
      <text:p text:style-name="P214"><text:tab/>.db $83 $83 $83 $8A $8A $83 $83 $A2 $A2 $A2 $92 $92 $92 $16</text:p>
      <text:p text:style-name="P214"><text:tab/></text:p>
      <text:p text:style-name="P214"/>
      <text:p text:style-name="P214"/>
      <text:p text:style-name="P214"/>
      <text:p text:style-name="P217">При движении идёт чтение куска карты CF00…, затем</text:p>
      <text:p text:style-name="P217">чтение </text:p>
      <text:p text:style-name="P217"><text:bookmark-start text:name="__DdeLink__3748_396975"/>C2E5<text:bookmark-end text:name="__DdeLink__3748_396975"/></text:p>
      <text:p text:style-name="P217">C2E9</text:p>
      <text:p text:style-name="P217"><text:soft-page-break/>C308<text:tab/></text:p>
      <text:p text:style-name="P217"/>
      <text:p text:style-name="P217"/>
      <text:p text:style-name="P218">хакинг</text:p>
      <text:p text:style-name="P218">выключить музыку</text:p>
      <text:p text:style-name="P218"/>
      <text:p text:style-name="P218">30043 — точка останова</text:p>
      <text:p text:style-name="P218"/>
      <text:p text:style-name="P218"/>
      <text:p text:style-name="P218">CB00 — stack</text:p>
      <text:p text:style-name="P218"/>
      <text:p text:style-name="P218"/>
      <text:p text:style-name="P219">3BC68-3BF5F — Title screen tiles (RLE compressed)</text:p>
      <text:p text:style-name="P219">3BF60-3FBBB — Empty data (FFFF)</text:p>
      <text:p text:style-name="P219"/>
      <text:p text:style-name="P219"/>
      <text:p text:style-name="P220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3">и с карты не получится войти в здания или подземелья. Называется эта карта 03 03.</text:span></text:p>
      <text:p text:style-name="P220"/>
      <text:p text:style-name="P221">_LABEL_2E5_:</text:p>
      <text:p text:style-name="P221">_LABEL_2ED_:</text:p>
      <text:p text:style-name="P221">_LABEL_2ED_:</text:p>
      <text:p text:style-name="P221"/>
      <text:p text:style-name="P221">C311, C313 — копии C305, C301</text:p>
      <text:p text:style-name="P221"/>
      <text:p text:style-name="P221"/>
      <text:p text:style-name="P221"/>
      <text:p text:style-name="P224">Какие-то характеристики карт — поинтеры, потом карты 16x12</text:p>
      <text:p text:style-name="P221"/>
      <text:p text:style-name="P222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2">4F 9D 11 9E</text:p>
      <text:p text:style-name="P222">5A A1 AA A1</text:p>
      <text:p text:style-name="P222"/>
      <text:p text:style-name="P222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2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2"/>
      <text:p text:style-name="P223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<text:soft-page-break/>204 (16x13??)</text:p>
      <text:p text:style-name="P223"/>
      <text:p text:style-name="P223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3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3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3">170</text:p>
      <text:p text:style-name="P223"/>
      <text:p text:style-name="P223">derevnya</text:p>
      <text:p text:style-name="P22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3">95 98 34 99</text:p>
      <text:p text:style-name="P223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3">4F 9D 11 9E</text:p>
      <text:p text:style-name="P223"/>
      <text:p text:style-name="P223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3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3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3">14C=332</text:p>
      <text:p text:style-name="P223"/>
      <text:p text:style-name="P223"/>
      <text:p text:style-name="P223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ext:soft-page-break/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3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3"/>
      <text:p text:style-name="P223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0x176=374</text:p>
      <text:p text:style-name="P223"/>
      <text:p text:style-name="P223"/>
      <text:p text:style-name="P231">FC6F-FD6E — то же для</text:p>
      <text:p text:style-name="P223"/>
      <text:p text:style-name="P231">12 12 12 12 12 12 12 22 22 12 8A 8A 8A 8A 22 13 </text:p>
      <text:p text:style-name="P231">13 13 13 13 13 13 13 52 52 52 52 52 52 52 52 52 </text:p>
      <text:p text:style-name="P231">52 12 12 12 12 B2 52 9A 9A 9A 9A 13 13 13 13 13 </text:p>
      <text:p text:style-name="P231">13 13 13 13 13 1A 13 40 40 40 40 41 41 41 41 41 </text:p>
      <text:p text:style-name="P231">41 41 41 31 31 52 52 52 52 32 32 32 32 32 32 32 </text:p>
      <text:p text:style-name="P231">32 32 1A 1A 1A 1A 1A 1A 1A 1A 1A 12 12 22 26 74 </text:p>
      <text:p text:style-name="P231">74 74 74 74 13 13 13 13 13 13 53 53 5A 5A 63 63 </text:p>
      <text:p text:style-name="P231">6A 6A 13 13 13 13 9A 9A 9A 9A 1A 1A 1A 1A 1A 1A </text:p>
      <text:p text:style-name="P231">1A 1A 12 12 12 12 12 12 12 12 12 12 12 12 12 12 </text:p>
      <text:p text:style-name="P231">12 12 12 12 12 12 12 12 12 12 12 12 12 12 12 12 </text:p>
      <text:p text:style-name="P231">12 12 12 12 12 12 12 12 12 12 12 12 12 12 12 12 </text:p>
      <text:p text:style-name="P231">12 12 12 12 12 12 12 12 12 12 13 13 13 13 13 13 </text:p>
      <text:p text:style-name="P231">13 13 62 56 56 56 56 B6 12 12 12 12 12 12 B6 B6 </text:p>
      <text:p text:style-name="P231">B6 B6 43 12 12 12 12 66 63 63 63 63 63 63 63 63 </text:p>
      <text:p text:style-name="P231">12 12 12 12 12 12 12 12 1A 1A 1A 1A 12 12 12 62 </text:p>
      <text:p text:style-name="P231">C2 12 43 43 43 43 6A 10 10 10 10 10 10 10 10 10</text:p>
      <text:p text:style-name="P231"/>
      <text:p text:style-name="P231"/>
      <text:p text:style-name="P225">FD<text:span text:style-name="T95">6</text:span>F-<text:span text:style-name="T98">FE1C -</text:span> реакция на большие тайлы <text:span text:style-name="T98">по 1 реакции на большой тайл</text:span></text:p>
      <text:p text:style-name="P225"/>
      <text:p text:style-name="P226"/>
      <text:p text:style-name="P235">10<text:tab/>0<text:span text:style-name="T101">001 0000</text:span><text:tab/>пусто</text:p>
      <text:p text:style-name="P227"><text:bookmark-start text:name="__DdeLink__5465_978289678"/>12<text:tab/>0001 0010<text:bookmark-end text:name="__DdeLink__5465_978289678"/><text:tab/><text:span text:style-name="T96">трава</text:span></text:p>
      <text:p text:style-name="P232">13<text:tab/><text:tab/><text:tab/>деревья, горы, непроходимые<text:span text:style-name="T99"> (глобальная карта)</text:span></text:p>
      <text:p text:style-name="P227">16<text:tab/>0001 0110<text:tab/><text:span text:style-name="T96">травка, та, что за пределами локаций, вызывающая выход</text:span></text:p>
      <text:p text:style-name="P230">1A<text:tab/>0001 1010<text:tab/><text:span text:style-name="T96">суэло; вход в пещеру, города, аэропорты (глобальная карта)</text:span></text:p>
      <text:p text:style-name="P231">22<text:tab/><text:span text:style-name="T101">0010 0010</text:span><text:tab/>деревья (проходимые)</text:p>
      <text:p text:style-name="P233">26<text:tab/><text:span text:style-name="T101">0010 0110</text:span><text:tab/>деревья - фз</text:p>
      <text:p text:style-name="P233">31<text:tab/><text:span text:style-name="T101">0011 0001</text:span><text:tab/>водица, волны</text:p>
      <text:p text:style-name="P233">32<text:tab/><text:span text:style-name="T101">0011 0010</text:span><text:tab/>взлётные площадки, кустики, стекло</text:p>
      <text:p text:style-name="P234">40<text:tab/><text:span text:style-name="T101">0100 0000</text:span><text:tab/>берег и чуть воды</text:p>
      <text:p text:style-name="P233">41<text:tab/><text:span text:style-name="T101">0100 0001</text:span><text:tab/>вода и чуть берега</text:p>
      <text:p text:style-name="P235">43<text:tab/><text:span text:style-name="T101">0100 0011</text:span><text:tab/>камни на берегу</text:p>
      <text:p text:style-name="P231">52<text:tab/><text:span text:style-name="T101">0101 0010</text:span><text:tab/>пустыня</text:p>
      <text:p text:style-name="P233">53<text:tab/><text:span text:style-name="T101">0101 0011</text:span><text:tab/>верх пустынной пещеры</text:p>
      <text:p text:style-name="P233">56<text:tab/><text:span text:style-name="T101">0101 0110</text:span><text:tab/>муравьиный лев</text:p>
      <text:p text:style-name="P233">5A<text:tab/><text:span text:style-name="T101">0101 1010</text:span><text:tab/>вход пустынной пещеры</text:p>
      <text:p text:style-name="P233">62<text:tab/><text:span text:style-name="T101">0110 0010</text:span><text:tab/>газ? <text:span text:style-name="T100">Что-то зелёное, так же снег, проходимый</text:span></text:p>
      <text:p text:style-name="P233"><text:soft-page-break/>63<text:tab/><text:span text:style-name="T101">0110 0011</text:span><text:tab/>верх ледяной пещеры</text:p>
      <text:p text:style-name="P235">66<text:tab/><text:span text:style-name="T101">0110 0110</text:span><text:tab/>крошащийся лёд</text:p>
      <text:p text:style-name="P233">6A<text:tab/><text:span text:style-name="T101">0110 1010</text:span><text:tab/>вход ледяной пещеры, <text:span text:style-name="T100">квестовая ёлка</text:span></text:p>
      <text:p text:style-name="P233">74<text:tab/><text:span text:style-name="T101">0111 0100</text:span><text:tab/>лава</text:p>
      <text:p text:style-name="P227">82<text:tab/>1000 0010<text:tab/><text:span text:style-name="T96">пусто, плиты, дорога</text:span></text:p>
      <text:p text:style-name="P227">83<text:tab/>1000 0011<text:tab/><text:span text:style-name="T96">непроходимый объект</text:span></text:p>
      <text:p text:style-name="P229">8A<text:tab/><text:span text:style-name="T94">1000 1010<text:tab/>двери домов, ноги людей, дома на глобальной карте</text:span></text:p>
      <text:p text:style-name="P227">92<text:tab/>1001 0010<text:tab/><text:span text:style-name="T96">сыра земля (коричн)</text:span></text:p>
      <text:p text:style-name="P227">93<text:tab/>1001 0011<text:tab/><text:span text:style-name="T96">непроходимые объекты, головы</text:span><text:bookmark-start text:name="__DdeLink__4939_547612281"/><text:span text:style-name="T96"> людей (коричн)</text:span><text:bookmark-end text:name="__DdeLink__4939_547612281"/></text:p>
      <text:p text:style-name="P228">9A<text:tab/>1001 1010<text:tab/><text:span text:style-name="T96">ноги людей, двери домов (коричн), дома на карте</text:span></text:p>
      <text:p text:style-name="P227">A2<text:tab/>1010 0010<text:tab/><text:span text:style-name="T97">головы грузчиков</text:span></text:p>
      <text:p text:style-name="P227">A3<text:tab/>1010 0011<text:tab/><text:span text:style-name="T97">столбы в аэропорту</text:span></text:p>
      <text:p text:style-name="P227">A4<text:tab/>1010 0100<text:tab/><text:span text:style-name="T97">люк в аэропорту</text:span></text:p>
      <text:p text:style-name="P227">AA<text:tab/>1010 1010<text:tab/><text:span text:style-name="T97">корабли на ВПП, ноги грузчиков</text:span></text:p>
      <text:p text:style-name="P250">B2<text:tab/><text:span text:style-name="T101">1011 0010</text:span><text:tab/><text:span text:style-name="T99">высохшие деревья (проходимые)</text:span></text:p>
      <text:p text:style-name="P251">B6<text:tab/><text:span text:style-name="T101">1011 0110</text:span><text:tab/><text:span text:style-name="T100">вероятно газ</text:span></text:p>
      <text:p text:style-name="P252">С2<text:tab/><text:span text:style-name="T101">1100 0010</text:span><text:tab/>ёлка в снегу (декорация)</text:p>
      <text:p text:style-name="P250"/>
      <text:p text:style-name="P253">04<text:tab/>0100<text:tab/>landrover</text:p>
      <text:p text:style-name="P253">08<text:tab/>1000<text:tab/>hovercraft</text:p>
      <text:p text:style-name="P253">0C<text:tab/>1100<text:tab/>ice digger</text:p>
      <text:p text:style-name="P250"/>
      <text:p text:style-name="P249">0010<text:tab/>проходимые объекты</text:p>
      <text:p text:style-name="P249">0011<text:tab/>непроходимые объекты</text:p>
      <text:p text:style-name="P249">0110<text:tab/>проходимые объекты??</text:p>
      <text:p text:style-name="P249">1010<text:tab/>интерактивные проходимые объекты, суэло, двери, люди</text:p>
      <text:p text:style-name="P245"/>
      <text:p text:style-name="P246">82 82 83 83 83 83 83 83 83 83 83 83 8A 8A 83 83 </text:p>
      <text:p text:style-name="P246">8A 8A 83 83 8A 8A 83 83 8A 8A 83 83 8A 8A 83 83 </text:p>
      <text:p text:style-name="P246">8A 8A 83 83 83 83 83 83 83 83 83 82 82 83 83 83 </text:p>
      <text:p text:style-name="P246">83 83 83 83 83 83 83 83 83 83 83 83 83 83 83 83 </text:p>
      <text:p text:style-name="P246">83 83 83 83 83 83 8A 83 8A 82 82 82 A4 A3 A3 A3 </text:p>
      <text:p text:style-name="P246">A3 A3 A3 AA AA AA AA A2 A2 A2 A2 12 A3 A2 AA A2 </text:p>
      <text:p text:style-name="P246">83 83 8A 8A 83 8A 83 93 93 93 93 93 93 93 93 93 </text:p>
      <text:p text:style-name="P246">93 93 93 93 93 93 93 92 93 93 9A 9A 93 93 9A 9A </text:p>
      <text:p text:style-name="P246">93 93 9A 9A 93 93 9A 9A 93 93 9A 9A 93 9A 93 9A </text:p>
      <text:p text:style-name="P246">93 9A A2 A3 A2 AA 83 83 83 83 1A 1A 1A 1A 83 83 </text:p>
      <text:p text:style-name="P247">83 83 83 8A 8A 83 83 A2 A2 A2 92 92 92 16 </text:p>
      <text:p text:style-name="P247"/>
      <text:p text:style-name="P248">3C 38 3C 3C 3F 3C 38 38 3E 3C 3E 3E 3F 3E 3C 3C </text:p>
      <text:p text:style-name="P248">3F 3E 3F 3F 3F 3F 3E 3E 3F 2B 0F 2F 2F 3E 3C 0F </text:p>
      <text:p text:style-name="P248">2F 06 0B 1F 0F 3C 38 0B 2B 01 06 0F 0B 2A 25 06 </text:p>
      <text:p text:style-name="P248">0C 08 04 03 0B 34 38 35 3C 38 3E 3C 3E 3D 3E 2C </text:p>
      <text:p text:style-name="P248">3E 1E 3E 0C 3E 0E 3E 0F 3E 1B 3E 0B 3E 07 3E 27 </text:p>
      <text:p text:style-name="P248">3E 37 3E 3B 3E 3A 3E 36 3E 35 3E 34 3E 38 3E 35 </text:p>
      <text:p text:style-name="P248">3C 34 38 30 2A 34 34 34 34 34 34 35 35 35 35 35 </text:p>
      <text:p text:style-name="P248">35 38 38 38 38 38 38 38 38 38 38 3C 38 38 3C 38 </text:p>
      <text:p text:style-name="P248">3C 3E 38 38 3E 3C 3E 3F 38 3C 3F 3E 3F 3F 3C 3E </text:p>
      <text:p text:style-name="P248">3F 3F 3F 3F 3E 3F 3F 3F 3F 3F 3F 2F 3F 2F 3F 3F </text:p>
      <text:p text:style-name="P248">3D 1F 2F 0F 2F 3F 2C 1A 0F 0B 1F 2F 2C 15 0B 06 </text:p>
      <text:p text:style-name="P248">1A 2F 28 30 2A 34 38 38 3E 3C 3E 3E 3F 3F 3F 3E </text:p>
      <text:p text:style-name="P248">3F 3C 3E 38 3E</text:p>
      <text:p text:style-name="P248"/>
      <text:p text:style-name="P248"/>
      <text:p text:style-name="P254">12<text:tab/>0001 0010 →<text:span text:style-name="T102"> 0010 0001; CY = 0</text:span></text:p>
      <text:p text:style-name="P254"/>
      <text:p text:style-name="P254"/>
      <text:p text:style-name="P254"/>
      <text:p text:style-name="P255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283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283"/>
          </table:table-cell>
        </table:table-row>
      </table:table>
      <text:p text:style-name="P254"/>
      <text:p text:style-name="P255">Вход в подземелье</text:p>
      <text:p text:style-name="P255"><text:soft-page-break/></text:p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283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283"/>
          </table:table-cell>
        </table:table-row>
      </table:table>
      <text:p text:style-name="P255"/>
      <text:p text:style-name="P255"/>
      <text:p text:style-name="P255"/>
      <text:p text:style-name="P256">Данные подземелий. </text:p>
      <text:p text:style-name="P276">Каждый 1-й байт это безопасность подземелья. 00 — безопасно. 19 — враги</text:p>
      <text:p text:style-name="P276">Каждый 3-й байт связан с цветом (цвет = 3-й байт + 1)</text:p>
      <text:p text:style-name="P276"/>
      <text:p text:style-name="P276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284">_DATA_F619_:</text:p>
          </table:table-cell>
        </table:table-row>
      </table:table>
      <text:p text:style-name="P276">19 5B 03 86 <text:tab/>Пещера медузы</text:p>
      <text:p text:style-name="P276">00 00 04 86 </text:p>
      <text:p text:style-name="P276">00 00 01 86 <text:tab/>Camineet Warehouse</text:p>
      <text:p text:style-name="P276">19 56 00 91 </text:p>
      <text:p text:style-name="P276">19 53 00 91 </text:p>
      <text:p text:style-name="P276">19 5E 00 91 </text:p>
      <text:p text:style-name="P276">19 53 00 91 </text:p>
      <text:p text:style-name="P276">19 55 00 91 </text:p>
      <text:p text:style-name="P276">19 57 00 91 </text:p>
      <text:p text:style-name="P276">19 57 00 91 </text:p>
      <text:p text:style-name="P276">19 53 00 91 </text:p>
      <text:p text:style-name="P276">19 56 00 91 </text:p>
      <text:p text:style-name="P276">19 56 00 91 </text:p>
      <text:p text:style-name="P276">19 55 00 91 </text:p>
      <text:p text:style-name="P276">19 57 00 91 </text:p>
      <text:p text:style-name="P276">00 00 00 91 </text:p>
      <text:p text:style-name="P276">19 5C 03 86 </text:p>
      <text:p text:style-name="P276">19 5C 03 86 </text:p>
      <text:p text:style-name="P276">19 5C 03 86 </text:p>
      <text:p text:style-name="P276">19 5C 03 86 </text:p>
      <text:p text:style-name="P276">00 00 02 86 </text:p>
      <text:p text:style-name="P276">00 00 02 86 </text:p>
      <text:p text:style-name="P276">19 4D 03 86 </text:p>
      <text:p text:style-name="P276">19 4D 01 91 </text:p>
      <text:p text:style-name="P276">19 5D 01 91 </text:p>
      <text:p text:style-name="P276">19 5D 01 91 </text:p>
      <text:p text:style-name="P276">19 5E 01 91 </text:p>
      <text:p text:style-name="P276">19 53 01 91 </text:p>
      <text:p text:style-name="P276">19 4B 06 86 </text:p>
      <text:p text:style-name="P276">19 4B 06 86 </text:p>
      <text:p text:style-name="P276">19 4B 06 86 </text:p>
      <text:p text:style-name="P276">19 54 05 85 </text:p>
      <text:p text:style-name="P276">19 58 05 85 </text:p>
      <text:p text:style-name="P276">00 00 05 85 </text:p>
      <text:p text:style-name="P276">19 52 06 86 </text:p>
      <text:p text:style-name="P276">19 4F 06 86 </text:p>
      <text:p text:style-name="P276">19 4B 06 86 </text:p>
      <text:p text:style-name="P276">19 50 06 86 </text:p>
      <text:p text:style-name="P276">19 50 06 86 </text:p>
      <text:p text:style-name="P276">19 4B 06 86 </text:p>
      <text:p text:style-name="P276">19 4C 09 86 </text:p>
      <text:p text:style-name="P276">19 51 09 86 </text:p>
      <text:p text:style-name="P276">19 51 09 86 </text:p>
      <text:p text:style-name="P276">19 52 07 91 </text:p>
      <text:p text:style-name="P276">19 4F 07 91 </text:p>
      <text:p text:style-name="P276">19 4F 07 91 </text:p>
      <text:p text:style-name="P276">19 56 07 91 </text:p>
      <text:p text:style-name="P276">19 50 08 86 </text:p>
      <text:p text:style-name="P276">19 51 08 86 </text:p>
      <text:p text:style-name="P276">19 4F 08 86 </text:p>
      <text:p text:style-name="P276"><text:soft-page-break/>19 5A 08 86 </text:p>
      <text:p text:style-name="P276">19 59 08 86 </text:p>
      <text:p text:style-name="P276">19 59 08 86 </text:p>
      <text:p text:style-name="P276">19 55 05 91 </text:p>
      <text:p text:style-name="P276">19 53 05 91 </text:p>
      <text:p text:style-name="P276">19 57 05 91 </text:p>
      <text:p text:style-name="P276">19 57 05 91 </text:p>
      <text:p text:style-name="P276">19 58 05 91 </text:p>
      <text:p text:style-name="P276">19 59 09 86 </text:p>
      <text:p text:style-name="P276">19 01 0A 91 </text:p>
      <text:p text:style-name="P276">19 01 02 91 </text:p>
      <text:p text:style-name="P276">00 00 00 00 </text:p>
      <text:p text:style-name="P276">00 00 00 00 </text:p>
      <text:p text:style-name="P276">00 00</text:p>
      <text:p text:style-name="P276"/>
      <text:p text:style-name="P276"/>
      <text:p text:style-name="P276"/>
      <text:p text:style-name="P256"/>
      <text:p text:style-name="P256">Camineet Warehouse</text:p>
      <text:p text:style-name="P256">_LABEL_6DE2_:</text:p>
      <text:p text:style-name="P256"/>
      <text:p text:style-name="P256"/>
      <text:p text:style-name="P256">ld hl, _RAM_FFFF_</text:p>
      <text:p text:style-name="P256">ld (hl), $03 <text:s text:c="2"/><text:tab/><text:tab/>// 3-й банк?? </text:p>
      <text:p text:style-name="P256">ld a, (_RAM_C30D_)<text:tab/>// <text:span text:style-name="T103">получаем номер подземелья (02)</text:span></text:p>
      <text:p text:style-name="P256">add a, a</text:p>
      <text:p text:style-name="P256">add a, a<text:tab/><text:tab/><text:tab/>// a = a * 4</text:p>
      <text:p text:style-name="P256">ld l, a</text:p>
      <text:p text:style-name="P256">ld h, $00</text:p>
      <text:p text:style-name="P256">ld de, _DATA_F61C_ <text:s text:c="2"/><text:tab/>// <text:span text:style-name="T103">DE = B61C</text:span></text:p>
      <text:p text:style-name="P256">add hl, de</text:p>
      <text:p text:style-name="P257">ld a, (hl)<text:tab/><text:tab/><text:tab/>// 06DF3: Watchpoint hit: Reading 86 from F624</text:p>
      <text:p text:style-name="P256">jp _LABEL_C97_<text:tab/><text:tab/>// <text:span text:style-name="T104">Далее всё это пишется в память</text:span></text:p>
      <text:p text:style-name="P256"/>
      <text:p text:style-name="P256">_LABEL_6D7F_:</text:p>
      <text:p text:style-name="P256"/>
      <text:p text:style-name="P256">ld hl, _RAM_FFFF_</text:p>
      <text:p text:style-name="P256">ld (hl), $03</text:p>
      <text:p text:style-name="P256">ld hl, _DATA_6DF7_<text:tab/>// <text:span text:style-name="T104">== 6DF7</text:span></text:p>
      <text:p text:style-name="P256">ld de, _RAM_C251_<text:tab/><text:tab/>// <text:span text:style-name="T104">== C251</text:span></text:p>
      <text:p text:style-name="P256">ld bc, $0007</text:p>
      <text:p text:style-name="P258">ldir<text:tab/><text:tab/><text:tab/><text:tab/>// <text:span text:style-name="T78">$00 $3F $30 $38 $03 $0B $0F</text:span><text:span text:style-name="T104"> → C251</text:span></text:p>
      <text:p text:style-name="P256">ld a, (_RAM_C30D_)<text:tab/>// <text:span text:style-name="T104">02 (Camineet color)</text:span></text:p>
      <text:p text:style-name="P256">add a, a</text:p>
      <text:p text:style-name="P256">add a, a<text:tab/><text:tab/><text:tab/>// <text:span text:style-name="T104">a *=4</text:span></text:p>
      <text:p text:style-name="P256">ld l, a</text:p>
      <text:p text:style-name="P256">ld h, $00</text:p>
      <text:p text:style-name="P256">ld de, _DATA_F619_</text:p>
      <text:p text:style-name="P256">add hl, de</text:p>
      <text:p text:style-name="P256">ld e, (hl) <text:s text:c="3"/>// 06D9B: Watchpoint hit: Reading 00 from F621</text:p>
      <text:p text:style-name="P256">inc hl</text:p>
      <text:p text:style-name="P256">ld d, (hl) <text:s text:c="2"/>// 06D9D: Watchpoint hit: Reading 00 from F622</text:p>
      <text:p text:style-name="P256">ld (_RAM_C2E3_), de<text:tab/>// <text:span text:style-name="T104">00 00</text:span></text:p>
      <text:p text:style-name="P256">inc hl</text:p>
      <text:p text:style-name="P256">ld a, (_RAM_C315_) <text:tab/>// <text:span text:style-name="T104">FF</text:span></text:p>
      <text:p text:style-name="P256">or a<text:tab/><text:tab/><text:tab/><text:tab/>// ??<text:span text:style-name="T104"> AC</text:span></text:p>
      <text:p text:style-name="P256">ld a, (hl) <text:s text:c="3"/><text:tab/><text:tab/>// 06DA7: Watchpoint hit: Reading 01 from F623</text:p>
      <text:p text:style-name="P256">jr nz, +</text:p>
      <text:p text:style-name="P256">ld e, a</text:p>
      <text:p text:style-name="P256">ld a, (_RAM_C30D_)</text:p>
      <text:p text:style-name="P256">ld hl, $6DFE</text:p>
      <text:p text:style-name="P256">ld bc, $0006</text:p>
      <text:p text:style-name="P256">cpir</text:p>
      <text:p text:style-name="P256">ld a, e</text:p>
      <text:p text:style-name="P256"><text:soft-page-break/>jr z, +</text:p>
      <text:p text:style-name="P256">ld a, $FF</text:p>
      <text:p text:style-name="P256">+:</text:p>
      <text:p text:style-name="P256">inc a<text:tab/><text:tab/><text:tab/><text:tab/>// <text:span text:style-name="T104">2</text:span></text:p>
      <text:p text:style-name="P256">ld (_RAM_C315_), a<text:tab/>// <text:span text:style-name="T104">Color 2</text:span></text:p>
      <text:p text:style-name="P256">add a, a</text:p>
      <text:p text:style-name="P256">add a, a</text:p>
      <text:p text:style-name="P256">add a, a<text:tab/><text:tab/><text:tab/>// *<text:span text:style-name="T105">8 = 0x10 (16)</text:span></text:p>
      <text:p text:style-name="P256">ld l, a</text:p>
      <text:p text:style-name="P256">ld h, $00</text:p>
      <text:p text:style-name="P256">ld de, _DATA_F5B9_<text:tab/>// <text:span text:style-name="T105">B5B9</text:span></text:p>
      <text:p text:style-name="P259">add hl, de<text:tab/><text:tab/><text:tab/>// <text:span text:style-name="T105">B5B9 + 10 = B5C9 == F5C9</text:span></text:p>
      <text:p text:style-name="P256">ld a, (hl)<text:tab/><text:tab/><text:tab/>// <text:span text:style-name="T105">18</text:span></text:p>
      <text:p text:style-name="P256">ld (_RAM_C240_), a</text:p>
      <text:p text:style-name="P256">ld de, _RAM_C248_<text:tab/><text:tab/>// <text:bookmark-start text:name="__DdeLink__5522_1732120304"/><text:span text:style-name="T105">C248</text:span><text:bookmark-end text:name="__DdeLink__5522_1732120304"/></text:p>
      <text:p text:style-name="P256">ld bc, $0008</text:p>
      <text:p text:style-name="P259">ldir<text:tab/><text:tab/><text:tab/><text:tab/>// <text:span text:style-name="T105">$18 $1C $00 $14 $2E $19 $1D $2E → C248</text:span></text:p>
      <text:p text:style-name="P256">ld a, (_RAM_C249_)<text:tab/>// <text:span text:style-name="T106">1C</text:span></text:p>
      <text:p text:style-name="P256">ld (_RAM_C248_), a<text:tab/>// <text:span text:style-name="T106">C248 = 1C</text:span></text:p>
      <text:p text:style-name="P256">ld a, (_RAM_C24D_)<text:tab/>// <text:span text:style-name="T106">19</text:span></text:p>
      <text:p text:style-name="P256">ld (_RAM_C250_), a<text:tab/>// <text:span text:style-name="T106">C250 = 19</text:span></text:p>
      <text:p text:style-name="P256">ret</text:p>
      <text:p text:style-name="P256"/>
      <text:p text:style-name="P261">палитра</text:p>
      <text:p text:style-name="P261">18 00 3F 06 2F 0B 0C 04 1C <text:span text:style-name="T69">1C 00 14 2E 19 1D 2E (F5C9)</text:span></text:p>
      <text:p text:style-name="P261"><text:span text:style-name="T107">19</text:span> <text:span text:style-name="T69">00 3F 30 38 03 0B 0F</text:span> 38 34 06 01 2A 25 08 0C</text:p>
      <text:p text:style-name="P260"/>
      <text:p text:style-name="P256"/>
      <text:p text:style-name="P256">06DF3: Watchpoint hit: Reading 86 from F624</text:p>
      <text:p text:style-name="P256">06D9B: Watchpoint hit: Reading 00 from F621</text:p>
      <text:p text:style-name="P256"/>
      <text:p text:style-name="P262">надо узнать, как номер подземелья попадает в память C30D</text:p>
      <text:p text:style-name="P262"/>
      <text:p text:style-name="P263">_LABEL_78BD_:<text:tab/></text:p>
      <text:p text:style-name="P263"><text:tab/><text:tab/>cp $0A</text:p>
      <text:p text:style-name="P263"><text:tab/><text:tab/>jp nz, +</text:p>
      <text:p text:style-name="P263"><text:tab/><text:tab/>ld (_RAM_C202_), a<text:tab/>// 0A → C202</text:p>
      <text:p text:style-name="P263">HL = AA8E</text:p>
      <text:p text:style-name="P263"><text:tab/><text:tab/>inc hl<text:tab/><text:tab/><text:tab/>// AA8F == EA8F</text:p>
      <text:p text:style-name="P263"><text:tab/><text:tab/>ld d, (hl)</text:p>
      <text:p text:style-name="P263"><text:tab/><text:tab/>inc hl</text:p>
      <text:p text:style-name="P263"><text:tab/><text:tab/>ld e, (hl)<text:tab/><text:tab/><text:tab/>// <text:bookmark-start text:name="__DdeLink__5527_1732120304"/>025E<text:bookmark-end text:name="__DdeLink__5527_1732120304"/></text:p>
      <text:p text:style-name="P263"><text:tab/><text:tab/>ld (_RAM_C30C_), de</text:p>
      <text:p text:style-name="P263"><text:tab/><text:tab/>inc hl</text:p>
      <text:p text:style-name="P263"><text:tab/><text:tab/>ld a, (hl)</text:p>
      <text:p text:style-name="P263"><text:tab/><text:tab/>ld (_RAM_C30A_), a</text:p>
      <text:p text:style-name="P263"><text:tab/><text:tab/>ld hl, (_RAM_C311_)<text:tab/>// <text:span text:style-name="T109">00 A0, Y mirror</text:span></text:p>
      <text:p text:style-name="P263"><text:tab/><text:tab/>ld (_RAM_C305_), hl<text:tab/></text:p>
      <text:p text:style-name="P264"><text:tab/><text:tab/>ld hl, (_RAM_C313_)<text:tab/>// <text:span text:style-name="T109">06 40 <text:s/>X mirror</text:span></text:p>
      <text:p text:style-name="P263"><text:tab/><text:tab/>ld (_RAM_C301_), hl</text:p>
      <text:p text:style-name="P263"><text:tab/><text:tab/>xor a</text:p>
      <text:p text:style-name="P263"><text:tab/><text:tab/>ld (_RAM_C30E_), a</text:p>
      <text:p text:style-name="P263"><text:tab/><text:tab/>jp _LABEL_7908_</text:p>
      <text:p text:style-name="P263"><text:tab/></text:p>
      <text:p text:style-name="P263">+:<text:tab/></text:p>
      <text:p text:style-name="P263"><text:tab/><text:tab/>cp $0C</text:p>
      <text:p text:style-name="P263"><text:tab/><text:tab/>ret nz</text:p>
      <text:p text:style-name="P263"><text:tab/><text:tab/>ld (_RAM_C202_), a</text:p>
      <text:p text:style-name="P263"><text:tab/><text:tab/>inc hl</text:p>
      <text:p text:style-name="P263"><text:tab/><text:tab/>ld a, (hl)</text:p>
      <text:p text:style-name="P263"><text:tab/><text:tab/>ld (_RAM_C29E_), a</text:p>
      <text:p text:style-name="P263"><text:tab/><text:tab/>inc hl</text:p>
      <text:p text:style-name="P263"><text:tab/><text:tab/>ld a, (hl)</text:p>
      <text:p text:style-name="P263"><text:tab/><text:tab/>inc hl</text:p>
      <text:p text:style-name="P263"><text:soft-page-break/><text:tab/><text:tab/>ld h, (hl)</text:p>
      <text:p text:style-name="P263"><text:tab/><text:tab/>ld l, a</text:p>
      <text:p text:style-name="P263"><text:tab/><text:tab/>ld (_RAM_C2DB_), hl</text:p>
      <text:p text:style-name="P263"><text:tab/><text:tab/>xor a</text:p>
      <text:p text:style-name="P263"><text:tab/><text:tab/>ld (_RAM_C29D_), a</text:p>
      <text:p text:style-name="P263"><text:tab/><text:tab/>ld hl, (_RAM_C311_)</text:p>
      <text:p text:style-name="P263"><text:tab/><text:tab/>ld (_RAM_C305_), hl</text:p>
      <text:p text:style-name="P263"><text:tab/><text:tab/>ld hl, (_RAM_C313_)</text:p>
      <text:p text:style-name="P263"><text:tab/><text:tab/>ld (_RAM_C301_), hl</text:p>
      <text:p text:style-name="P263">_LABEL_7908_:<text:tab/></text:p>
      <text:p text:style-name="P263"><text:tab/><text:tab/>ld a, (_RAM_C810_)</text:p>
      <text:p text:style-name="P263"><text:tab/><text:tab/>ld (_RAM_C2D7_), a</text:p>
      <text:p text:style-name="P263"><text:tab/><text:tab/>ld hl, _RAM_C26F_</text:p>
      <text:p text:style-name="P263"><text:tab/><text:tab/>ld de, _RAM_C26F_ + 1</text:p>
      <text:p text:style-name="P263"><text:tab/><text:tab/>ld bc, $0017</text:p>
      <text:p text:style-name="P263"><text:tab/><text:tab/>ld (hl), $00</text:p>
      <text:p text:style-name="P263"><text:tab/><text:tab/>ldir</text:p>
      <text:p text:style-name="P263"><text:tab/><text:tab/>ld hl, _RAM_C800_</text:p>
      <text:p text:style-name="P263"><text:tab/><text:tab/>ld de, _RAM_C800_ + 1</text:p>
      <text:p text:style-name="P263"><text:tab/><text:tab/>ld bc, $00FF</text:p>
      <text:p text:style-name="P263"><text:tab/><text:tab/>ld (hl), $00</text:p>
      <text:p text:style-name="P263"><text:tab/><text:tab/>ldir</text:p>
      <text:p text:style-name="P263"><text:tab/><text:tab/>pop hl</text:p>
      <text:p text:style-name="P263"><text:tab/><text:tab/>ret</text:p>
      <text:p text:style-name="P263"/>
      <text:p text:style-name="P263"/>
      <text:p text:style-name="P265"/>
      <text:p text:style-name="P265"/>
      <text:p text:style-name="P276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65"/>
      <text:p text:style-name="P265"/>
      <text:p text:style-name="P275">Baya Malay Cave E95<text:span text:style-name="T112">5</text:span></text:p>
      <text:p text:style-name="P275"><text:span text:style-name="T112">0A </text:span>00 5A 00 2B 16</text:p>
      <text:p text:style-name="P265"/>
      <text:p text:style-name="P267">Medusa“s Cave 0xE96<text:span text:style-name="T112">7</text:span></text:p>
      <text:p text:style-name="P276">0A <text:span text:style-name="T109">00 DC 00 46 76</text:span></text:p>
      <text:p text:style-name="P268"/>
      <text:p text:style-name="P269">Scion Cave: 0xE96<text:span text:style-name="T112">D</text:span></text:p>
      <text:p text:style-name="P269"><text:span text:style-name="T112">0A </text:span>13 DE 00 09 62</text:p>
      <text:p text:style-name="P269"/>
      <text:p text:style-name="P270">E9A<text:span text:style-name="T112">9</text:span> <text:span text:style-name="T111">холм</text:span></text:p>
      <text:p text:style-name="P272"><text:span text:style-name="T112">0A </text:span>14 CB 00 26 68</text:p>
      <text:p text:style-name="P270"/>
      <text:p text:style-name="P274">E9B<text:span text:style-name="T112">5</text:span> тюрьма</text:p>
      <text:p text:style-name="P274"><text:span text:style-name="T112">0A </text:span>01 D2 00 28 64 <text:span text:style-name="T19">08</text:span> 0E 11 13 70</text:p>
      <text:p text:style-name="P270"/>
      <text:p text:style-name="P266">Camineet Warehouse 0x<text:span text:style-name="T108">EA8E</text:span></text:p>
      <text:p text:style-name="P266"><text:span text:style-name="T112">0A </text:span><text:bookmark-start text:name="__DdeLink__5530_1732120304"/>02 5E 00 12 5E <text:bookmark-end text:name="__DdeLink__5530_1732120304"/></text:p>
      <text:p text:style-name="P266">02 <text:tab/>C30D<text:tab/>// <text:span text:style-name="T110">Dungeon ID</text:span></text:p>
      <text:p text:style-name="P266">5E <text:tab/>C30C<text:tab/>// Room ID</text:p>
      <text:p text:style-name="P266">00 <text:tab/>C30A<text:tab/>// Direction</text:p>
      <text:p text:style-name="P266"/>
      <text:p text:style-name="P272">EB7<text:span text:style-name="T112">2</text:span> — г<text:span text:style-name="T19">отик </text:span><text:span text:style-name="T20">данж</text:span></text:p>
      <text:p text:style-name="P272"><text:span text:style-name="T112">0A </text:span>00 2E 02 17 25 </text:p>
      <text:p text:style-name="P273">смешно, но выход в аэропорт обрабатывается где-то по-иному</text:p>
      <text:p text:style-name="P272"/>
      <text:p text:style-name="P272">EBD9 подземелье сумасшедшего доктора</text:p>
      <text:p text:style-name="P272">02 12 01 4B 20 0A 02 DE 00 55 19 0C</text:p>
      <text:p text:style-name="P271"/>
      <text:p text:style-name="P269">Drasgow Warehouse 0xEC9A</text:p>
      <text:p text:style-name="P269">15 D1 00 19 23 0C 08 57 0D 21 1B 0C 08 56 03 22</text:p>
      <text:p text:style-name="P269"/>
      <text:p text:style-name="P274">Governor: ED5A</text:p>
      <text:p text:style-name="P274"><text:soft-page-break/>21 D4 00 21 23 0C 08 38 31 23 25 0C 10 33 07 23 27 0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1T22:39:20.115245300</dc:date>
    <meta:editing-duration>P1DT12H48M59S</meta:editing-duration>
    <meta:editing-cycles>101</meta:editing-cycles>
    <meta:generator>LibreOffice/5.1.4.2$Linux_X86_64 LibreOffice_project/10m0$Build-2</meta:generator>
    <meta:document-statistic meta:table-count="57" meta:image-count="0" meta:object-count="0" meta:page-count="40" meta:paragraph-count="2002" meta:word-count="9236" meta:character-count="54096" meta:non-whitespace-character-count="46491"/>
  </office:meta>
</office:document-meta>
</file>